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5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8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9" style:family="paragraph" style:parent-style-name="Table_20_Contents">
      <style:paragraph-properties fo:line-height="150%"/>
      <style:text-properties style:font-name="Arial" style:font-name-asian="Arial"/>
    </style:style>
    <style:style style:name="P20" style:family="paragraph" style:parent-style-name="Table_20_Contents">
      <style:text-properties style:font-name="Arial" fo:font-size="12pt" style:font-name-asian="Arial"/>
    </style:style>
    <style:style style:name="P21" style:family="paragraph" style:parent-style-name="Text_20_body" style:list-style-name="L48">
      <style:paragraph-properties fo:line-height="150%"/>
      <style:text-properties style:font-name="Arial" style:font-name-asian="Arial"/>
    </style:style>
    <style:style style:name="P22" style:family="paragraph" style:parent-style-name="Text_20_body" style:list-style-name="L48">
      <style:paragraph-properties fo:line-height="150%"/>
      <style:text-properties style:font-name="Arial" style:font-name-asian="Arial" style:language-asian="ja" style:country-asian="JP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3" style:family="paragraph" style:parent-style-name="Text_20_body" style:list-style-name="L10">
      <style:paragraph-properties fo:margin-top="0cm" fo:margin-bottom="0cm" fo:line-height="150%" style:writing-mode="lr-tb"/>
    </style:style>
    <style:style style:name="P84" style:family="paragraph" style:parent-style-name="Text_20_body" style:list-style-name="L16">
      <style:paragraph-properties fo:margin-top="0cm" fo:margin-bottom="0cm" fo:line-height="150%" style:writing-mode="lr-tb"/>
    </style:style>
    <style:style style:name="P85" style:family="paragraph" style:parent-style-name="Text_20_body" style:list-style-name="L27">
      <style:paragraph-properties fo:margin-top="0cm" fo:margin-bottom="0cm" fo:line-height="150%" style:writing-mode="lr-tb"/>
    </style:style>
    <style:style style:name="P86" style:family="paragraph" style:parent-style-name="Text_20_body" style:list-style-name="L39">
      <style:paragraph-properties fo:margin-top="0cm" fo:margin-bottom="0cm" fo:line-height="150%" style:writing-mode="lr-tb"/>
    </style:style>
    <style:style style:name="P87" style:family="paragraph" style:parent-style-name="Text_20_body" style:list-style-name="L49">
      <style:paragraph-properties fo:margin-top="0cm" fo:margin-bottom="0cm" fo:line-height="150%" style:writing-mode="lr-tb"/>
    </style:style>
    <style:style style:name="P88" style:family="paragraph" style:parent-style-name="Text_20_body" style:list-style-name="L52">
      <style:paragraph-properties fo:margin-top="0cm" fo:margin-bottom="0cm" fo:line-height="150%" style:writing-mode="lr-tb"/>
    </style:style>
    <style:style style:name="P8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9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1" style:family="paragraph" style:parent-style-name="Text_20_body" style:list-style-name="L4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92" style:family="paragraph" style:parent-style-name="Text_20_body" style:list-style-name="L4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93" style:family="paragraph" style:parent-style-name="Text_20_body" style:list-style-name="L4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94" style:family="paragraph" style:parent-style-name="Text_20_body" style:list-style-name="L4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5" style:family="paragraph" style:parent-style-name="Text_20_body" style:list-style-name="L47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96" style:family="paragraph" style:parent-style-name="Text_20_body" style:list-style-name="L47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fo:color="#0000ff" fo:font-size="22pt" fo:background-color="#ffff00" style:font-size-asian="22pt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10">22</text:span>---------------------------------------------------------------------------</text:p>
      <text:p text:style-name="P13">res free# JVEMV6 44#8.4.3_23 / 44. currency / 8. prog-python / 4 tester / 3. id-X / 20191127_094949</text:p>
      <text:p text:style-name="P13"/>
      <text:p text:style-name="P8">[do] <text:span text:style-name="T6">#_ </text:span></text:p>
      <text:list xml:id="list211921966587134223" text:style-name="L1">
        <text:list-item>
          <text:p text:style-name="P25">REVIEW</text:p>
        </text:list-item>
        <text:list-item>
          <text:p text:style-name="P25"><text:span text:style-name="T6">#_ </text:span>TASK-1</text:p>
          <text:list>
            <text:list-item>
              <text:list>
                <text:list-item>
                  <text:p text:style-name="P25">categorizing → if “UNKNOWN”</text:p>
                  <text:list>
                    <text:list-item>
                      <text:p text:style-name="P25">==&gt; ”update_Pos_After_Identifying” → return false</text:p>
                    </text:list-item>
                    <text:list-item>
                      <text:p text:style-name="P25">#_20191126_141554:next</text:p>
                    </text:list-item>
                  </text:list>
                </text:list-item>
              </text:list>
            </text:list-item>
            <text:list-item>
              <text:p text:style-name="P25">T-1.1</text:p>
              <text:list>
                <text:list-item>
                  <text:p text:style-name="P25">CODE : #_20191127_095715:test</text:p>
                </text:list-item>
                <text:list-item>
                  <text:p text:style-name="P25">TEST ==&gt; </text:p>
                  <text:list>
                    <text:list-item>
                      <text:p text:style-name="P25">TRACE</text:p>
                      <text:list>
                        <text:list-item>
                          <text:p text:style-name="P25">loop_J2_Y</text:p>
                        </text:list-item>
                        <text:list-item>
                          <text:p text:style-name="P25">/→ _loop_J3 (valOf_Ret = (flg_Pos, valOf_Update))</text:p>
                        </text:list-item>
                        <text:list-item>
                          <text:p text:style-name="P25">/→ _loop_J3_Y</text:p>
                        </text:list-item>
                        <text:list-item>
                          <text:p text:style-name="P25">→ _loop_J3_N</text:p>
                        </text:list-item>
                        <text:list-item>
                          <text:p text:style-name="P25">/→ _loop_J3_4</text:p>
                        </text:list-item>
                      </text:list>
                    </text:list-item>
                    <text:list-item>
                      <text:p text:style-name="P25">TRACE</text:p>
                      <text:list>
                        <text:list-item>
                          <text:p text:style-name="P25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5">TEST ==&gt; </text:p>
                  <text:list>
                    <text:list-item>
                      <text:p text:style-name="P25">FIX : #_20191127_102353:fix</text:p>
                    </text:list-item>
                    <text:list-item>
                      <text:p text:style-name="P2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988364256790115357" text:style-name="L2">
        <text:list-item>
          <text:p text:style-name="P26">TASK-1 : #_20191127_102826:next</text:p>
          <text:list>
            <text:list-item>
              <text:p text:style-name="P26">#_20191107_135221:caller</text:p>
            </text:list-item>
            <text:list-item>
              <text:p text:style-name="P26"><text:soft-page-break/>“libfx_7.tester_T_2__Buy_Up__Loop_2_Trailing__V3__ForLoop_1_Sell”</text:p>
            </text:list-item>
            <text:list-item>
              <text:p text:style-name="P26">==&gt; post loop-break</text:p>
            </text:list-item>
          </text:list>
        </text:list-item>
      </text:list>
      <text:p text:style-name="P8">[further]</text:p>
      <text:list xml:id="list4724222936960764328" text:style-name="L3">
        <text:list-item>
          <text:p text:style-name="P27"/>
        </text:list-item>
      </text:list>
      <text:p text:style-name="P2"><text:line-break/><text:span text:style-name="T9">[/ 20191127_102804]</text:span></text:p>
      <text:p text:style-name="P2"/>
      <text:p text:style-name="P10"/>
      <text:p text:style-name="P8"><text:span text:style-name="T10">23</text:span>---------------------------------------------------------------------------</text:p>
      <text:p text:style-name="P13">res free# JVEMV6 44#8.4.3_24 / 44. currency / 8. prog-python / 4 tester / 3. id-X / 20191127_122728</text:p>
      <text:p text:style-name="P13"/>
      <text:p text:style-name="P8">[do] <text:span text:style-name="T6">#_ </text:span></text:p>
      <text:list xml:id="list6436571394810783432" text:style-name="L4">
        <text:list-item>
          <text:p text:style-name="P28"><text:span text:style-name="T6">#_ </text:span>REVIEW</text:p>
        </text:list-item>
        <text:list-item>
          <text:p text:style-name="P28">TASK-1 : #_20191127_102826:next</text:p>
          <text:list>
            <text:list-item>
              <text:list>
                <text:list-item>
                  <text:p text:style-name="P28">#_20191107_135221:caller</text:p>
                </text:list-item>
                <text:list-item>
                  <text:p text:style-name="P28">“libfx_7.tester_T_2__Buy_Up__Loop_2_Trailing__V3__ForLoop_1_Sell”</text:p>
                </text:list-item>
                <text:list-item>
                  <text:p text:style-name="P28">==&gt; post loop-break</text:p>
                </text:list-item>
              </text:list>
            </text:list-item>
            <text:list-item>
              <text:p text:style-name="P28"><text:span text:style-name="T6">#_ </text:span>T-1.1 : review code [20191127_123305</text:p>
            </text:list-item>
            <text:list-item>
              <text:p text:style-name="P28"><text:span text:style-name="T6">#_ </text:span>T-1.2 : “TEST” → comment out</text:p>
              <text:list>
                <text:list-item>
                  <text:p text:style-name="P28"><text:span text:style-name="T6">#_ </text:span>CODE </text:p>
                </text:list-item>
                <text:list-item>
                  <text:p text:style-name="P28">TEST ==&gt; </text:p>
                  <text:list>
                    <text:list-item>
                      <text:p text:style-name="P28">result</text:p>
                      <text:list>
                        <text:list-item>
                          <text:p text:style-name="P28">2019.04.24 07:45 ==&gt; C5 → WHY?</text:p>
                        </text:list-item>
                      </text:list>
                    </text:list-item>
                    <text:list-item>
                      <text:p text:style-name="P28">TRY : ==&gt; OK</text:p>
                    </text:list-item>
                    <text:list-item>
                      <text:p text:style-name="P28">result</text:p>
                      <text:list>
                        <text:list-item>
                          <text:p text:style-name="P28">2019.04.24 08:00 → C5, why ?</text:p>
                        </text:list-item>
                        <text:list-item>
                          <text:p text:style-name="P28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<text:span text:style-name="T6">#_ </text:span>T-1.3 : change → j3.4</text:p>
              <text:list>
                <text:list-item>
                  <text:p text:style-name="P73">CODE</text:p>
                  <text:list>
                    <text:list-item>
                      <text:p text:style-name="P73">“cond_1 = (e0.price_Low &lt;= e0.price_Close)”</text:p>
                      <text:list>
                        <text:list-item>
                          <text:p text:style-name="P73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73"><text:span text:style-name="T6">#_ </text:span>TEST ==&gt; OK </text:p>
                </text:list-item>
              </text:list>
            </text:list-item>
            <text:list-item>
              <text:p text:style-name="P73">T-1.3 : lo_LO_Pos_Exits → build</text:p>
              <text:list>
                <text:list-item>
                  <text:p text:style-name="P73">#_20191127_130006:ref</text:p>
                </text:list-item>
                <text:list-item>
                  <text:p text:style-name="P73">TRACE</text:p>
                  <text:list>
                    <text:list-item>
                      <text:p text:style-name="P73">update_Pos_After_Identifying_C8</text:p>
                    </text:list-item>
                    <text:list-item>
                      <text:p text:style-name="P73">← update_Pos_After_Identifying</text:p>
                    </text:list-item>
                  </text:list>
                </text:list-item>
                <text:list-item>
                  <text:p text:style-name="P73">CODE : “step : D : j6-2”</text:p>
                  <text:list>
                    <text:list-item>
                      <text:p text:style-name="P73">#_20191127_130848:tmp</text:p>
                    </text:list-item>
                    <text:list-item>
                      <text:p text:style-name="P73">new FUNC : reset_Pos(Pos)</text:p>
                      <text:list>
                        <text:list-item>
                          <text:p text:style-name="P73">#_20191127_131823:caller</text:p>
                        </text:list-item>
                        <text:list-item>
                          <text:p text:style-name="P73">#_20191127_131828:head</text:p>
                        </text:list-item>
                        <text:list-item>
                          <text:p text:style-name="P73">#_20191127_131831:wl:in-func</text:p>
                        </text:list-item>
                      </text:list>
                    </text:list-item>
                    <text:list-item>
                      <text:p text:style-name="P73">TEST ==&gt; </text:p>
                      <text:list>
                        <text:list-item>
                          <text:p text:style-name="P73">review : libfx_6.py:5567</text:p>
                          <text:list>
                            <text:list-item>
                              <text:p text:style-name="P73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3">PROBLEM ==&gt; dat file → entries all same</text:p>
                  <text:list>
                    <text:list-item>
                      <text:p text:style-name="P73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73">TRY : #_20191127_134648:tmp</text:p>
                      <text:list>
                        <text:list-item>
                          <text:p text:style-name="P7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8663043753121543832" text:style-name="L5">
        <text:list-item>
          <text:p text:style-name="P29">TASK : </text:p>
          <text:list>
            <text:list-item>
              <text:p text:style-name="P29">“step : A : 2 : j1 : N” ==&gt; modify</text:p>
              <text:list>
                <text:list-item>
                  <text:p text:style-name="P29"><text:soft-page-break/>→ loop-break NOT by “len(lo_Pos_Exits) &lt;= 0”</text:p>
                </text:list-item>
                <text:list-item>
                  <text:p text:style-name="P29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9">TASK-2 : <text:span text:style-name="T8">PROBLEM ==&gt; dat file → entries all same</text:span></text:p>
          <text:list>
            <text:list-item>
              <text:p text:style-name="P74">#_20191127_133126:tmp (libfx_6)</text:p>
            </text:list-item>
          </text:list>
        </text:list-item>
      </text:list>
      <text:p text:style-name="P8">[further]</text:p>
      <text:list xml:id="list8975593320389271423" text:style-name="L6">
        <text:list-item>
          <text:p text:style-name="P30"/>
        </text:list-item>
      </text:list>
      <text:p text:style-name="P2"><text:line-break/><text:span text:style-name="T9">[/ 20191127_140005]</text:span></text:p>
      <text:p text:style-name="P2"/>
      <text:p text:style-name="P10"/>
      <text:p text:style-name="P8"><text:span text:style-name="T10">24</text:span>---------------------------------------------------------------------------</text:p>
      <text:p text:style-name="P13">res free# JVEMV6 44#8.4.3_25 / 44. currency / 8. prog-python / 4 tester / 3. id-X / 20191127_153307</text:p>
      <text:p text:style-name="P13"/>
      <text:p text:style-name="P8">[do] <text:span text:style-name="T6">#_ </text:span></text:p>
      <text:list xml:id="list5304758084084790768" text:style-name="L7">
        <text:list-item>
          <text:p text:style-name="P31">REVIEW</text:p>
        </text:list-item>
        <text:list-item>
          <text:p text:style-name="P31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1">→ loop-break NOT by “len(lo_Pos_Exits) &lt;= 0”</text:p>
                    </text:list-item>
                    <text:list-item>
                      <text:p text:style-name="P31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1">T-1.1 : probe</text:p>
              <text:list>
                <text:list-item>
                  <text:p text:style-name="P31"><text:span text:style-name="T6">#_ </text:span>“step : A : 2 : j1” → where used ?</text:p>
                  <text:list>
                    <text:list-item>
                      <text:p text:style-name="P31"><text:span text:style-name="T12">#_20191127_153839:tmp</text:span> ==&gt; this</text:p>
                      <text:list>
                        <text:list-item>
                          <text:p text:style-name="P31">in → tester_T_2__Buy_Up__Loop_2_Trailing__V3_Sell</text:p>
                        </text:list-item>
                      </text:list>
                    </text:list-item>
                    <text:list-item>
                      <text:p text:style-name="P31">#_20191127_153903:tmp</text:p>
                      <text:list>
                        <text:list-item>
                          <text:p text:style-name="P31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6">#_ </text:span>“(step : A : 2 : 1) loop --&gt; comp” → where // in dat file ?</text:p>
                  <text:list>
                    <text:list-item>
                      <text:p text:style-name="P31">→ after : “valOf_Identity ==&gt; C8” </text:p>
                    </text:list-item>
                  </text:list>
                </text:list-item>
                <text:list-item>
                  <text:p text:style-name="P31"><text:soft-page-break/><text:span text:style-name="T6">#_ </text:span>“(step : A : 2 : 1) loop --&gt; comp” → where // in py file ?</text:p>
                  <text:list>
                    <text:list-item>
                      <text:p text:style-name="P31">→ #_20191127_154533:tmp (once) (line : 5946)</text:p>
                    </text:list-item>
                  </text:list>
                </text:list-item>
                <text:list-item>
                  <text:p text:style-name="P31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1">TRY → re-execute</text:p>
                      <text:list>
                        <text:list-item>
                          <text:p text:style-name="P31">==&gt; now → “libfx_6.py:5458”</text:p>
                        </text:list-item>
                      </text:list>
                    </text:list-item>
                    <text:list-item>
                      <text:p text:style-name="P31">TRY : what is actually there in the line 5458 in py file ?</text:p>
                      <text:list>
                        <text:list-item>
                          <text:p text:style-name="P31">==&gt; another func : tester_T_2__Buy_Up__Loop_2_Trailing__V3_Sell</text:p>
                        </text:list-item>
                      </text:list>
                    </text:list-item>
                    <text:list-item>
                      <text:p text:style-name="P31">TRY : “loop --&gt; comp” → where // in py file ?</text:p>
                      <text:list>
                        <text:list-item>
                          <text:p text:style-name="P31"><text:span text:style-name="T13">#_20191127_155149:tmp</text:span> ==&gt; this</text:p>
                          <text:list>
                            <text:list-item>
                              <text:p text:style-name="P31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1">#_20191127_154533:tmp</text:p>
                          <text:list>
                            <text:list-item>
                              <text:p text:style-name="P31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1"><text:span text:style-name="T6">#_ </text:span>T-1.2 : probes</text:p>
              <text:list>
                <text:list-item>
                  <text:p text:style-name="P31">1.2.1 : “(step : A : 2 : X) reporting” ==&gt; where in → log file</text:p>
                  <text:list>
                    <text:list-item>
                      <text:p text:style-name="P31">==&gt; OK</text:p>
                    </text:list-item>
                  </text:list>
                </text:list-item>
                <text:list-item>
                  <text:p text:style-name="P31">1.2.2 : “cntOf_Loop” → what value it has ?</text:p>
                  <text:list>
                    <text:list-item>
                      <text:p text:style-name="P31">==&gt; incremental</text:p>
                    </text:list-item>
                  </text:list>
                </text:list-item>
              </text:list>
            </text:list-item>
            <text:list-item>
              <text:p text:style-name="P31"><text:span text:style-name="T6">#_ </text:span>T-1.3 : loop break → use “cntOf_Loop” value</text:p>
              <text:list>
                <text:list-item>
                  <text:p text:style-name="P31">CODE</text:p>
                </text:list-item>
                <text:list-item>
                  <text:p text:style-name="P31">TEST ==&gt; OK</text:p>
                  <text:list>
                    <text:list-item>
                      <text:p text:style-name="P31">log → output-ed</text:p>
                    </text:list-item>
                  </text:list>
                </text:list-item>
                <text:list-item>
                  <text:p text:style-name="P31"><text:span text:style-name="T6">#_ </text:span>-1.3.1 : “cntOf_Loop” value ==&gt; change </text:p>
                  <text:list>
                    <text:list-item>
                      <text:p text:style-name="P31">CODE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75"><text:span text:style-name="T13">#_20191127_133126:tmp</text:span> (libfx_6) ::[20191127_162818</text:p>
                </text:list-item>
              </text:list>
            </text:list-item>
            <text:list-item>
              <text:p text:style-name="P75">T-2.1 : probe</text:p>
              <text:list>
                <text:list-item>
                  <text:p text:style-name="P75">“(step : A : 2 : j1 : Y : 1)” ==&gt; shown in log file ?</text:p>
                  <text:list>
                    <text:list-item>
                      <text:p text:style-name="P75">==&gt; FOUND : “[libfx_6.py:5523” → at this line, Pos has already irregular → “Pos['st_idx']<text:tab/>14</text:p>
                    </text:list-item>
                    <text:list-item>
                      <text:p text:style-name="P75">Pos['st_pr']<text:tab/>78.644</text:p>
                    </text:list-item>
                    <text:list-item>
                      <text:p text:style-name="P75">Pos['ext_idx']<text:tab/>13”</text:p>
                    </text:list-item>
                  </text:list>
                </text:list-item>
              </text:list>
            </text:list-item>
            <text:list-item>
              <text:p text:style-name="P75">T-2.2 : TRACE</text:p>
              <text:list>
                <text:list-item>
                  <text:p text:style-name="P75">libfx_6 :: tester_T_2__Buy_Up__Loop_2_Trailing__V3__ForLoop_1_Sell</text:p>
                  <text:list>
                    <text:list-item>
                      <text:p text:style-name="P75">#_20191102_121417:caller</text:p>
                    </text:list-item>
                  </text:list>
                </text:list-item>
                <text:list-item>
                  <text:p text:style-name="P75">==&gt; in this function, search → “lo_Pos_Exits.append”</text:p>
                  <text:list>
                    <text:list-item>
                      <text:p text:style-name="P75">→ not entry</text:p>
                    </text:list-item>
                  </text:list>
                </text:list-item>
                <text:list-item>
                  <text:p text:style-name="P75">2.2.1 : search “lo_Pos_Exits.append” in libfx_7</text:p>
                  <text:list>
                    <text:list-item>
                      <text:p text:style-name="P75">#_20191127_163615:tmp</text:p>
                    </text:list-item>
                    <text:list-item>
                      <text:p text:style-name="P75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93461688447369597" text:style-name="L8">
        <text:list-item>
          <text:p text:style-name="P32">TASK : continue</text:p>
          <text:list>
            <text:list-item>
              <text:p text:style-name="P32">TASK-2.2.1</text:p>
            </text:list-item>
          </text:list>
        </text:list-item>
      </text:list>
      <text:p text:style-name="P8">[further]</text:p>
      <text:list xml:id="list2022260288918560478" text:style-name="L9">
        <text:list-item>
          <text:p text:style-name="P33"/>
        </text:list-item>
      </text:list>
      <text:p text:style-name="P2"><text:line-break/><text:span text:style-name="T9">[/ 20191127_163903]</text:span></text:p>
      <text:p text:style-name="P2"/>
      <text:p text:style-name="P10"/>
      <text:p text:style-name="P13">25<text:span text:style-name="T14">---------------------------------------------------------------------------</text:span></text:p>
      <text:p text:style-name="P13"><text:soft-page-break/>res free# JVEMV6 44#8.4.3_26 / 44. currency / 8. prog-python / 4 tester / 3. id-X / 20191128_134355</text:p>
      <text:p text:style-name="P13"/>
      <text:p text:style-name="P8">[do] <text:span text:style-name="T6">#_ </text:span></text:p>
      <text:list xml:id="list6821836191905851338" text:style-name="L10">
        <text:list-item>
          <text:p text:style-name="P34">REVIEW</text:p>
        </text:list-item>
        <text:list-item>
          <text:p text:style-name="P83"><text:span text:style-name="T2">TASK-1 : </text:span><text:span text:style-name="T3">search “lo_Pos_Exits.append” in libfx_7</text:span></text:p>
        </text:list-item>
      </text:list>
      <text:list xml:id="list33478139" text:continue-list="list6436571394810783432" text:style-name="L4">
        <text:list-item>
          <text:list>
            <text:list-item>
              <text:list>
                <text:list-item>
                  <text:list>
                    <text:list-item>
                      <text:p text:style-name="P73">#_20191127_163615:tmp</text:p>
                    </text:list-item>
                    <text:list-item>
                      <text:p text:style-name="P73">#_20191127_163641:tmp</text:p>
                    </text:list-item>
                  </text:list>
                </text:list-item>
              </text:list>
            </text:list-item>
            <text:list-item>
              <text:p text:style-name="P73">SEG-1 : stopper → set</text:p>
              <text:list>
                <text:list-item>
                  <text:p text:style-name="P73"><text:span text:style-name="T6">#_ </text:span>S-1.1</text:p>
                  <text:list>
                    <text:list-item>
                      <text:p text:style-name="P73">“cntOf_Loop” → where used ?</text:p>
                      <text:list>
                        <text:list-item>
                          <text:p text:style-name="P73">tester_T_2__Buy_Up__Loop_2_Trailing__V3_Sell</text:p>
                        </text:list-item>
                        <text:list-item>
                          <text:p text:style-name="P73">/ tester_T_2__Buy_Up__Loop_2_Trailing__V3__ForLoop_1_Sell</text:p>
                        </text:list-item>
                      </text:list>
                    </text:list-item>
                    <text:list-item>
                      <text:p text:style-name="P73"><text:span text:style-name="T6">#_ </text:span>“(step : A : j1.2 : Y) loop limit” → shown in log file ?</text:p>
                      <text:list>
                        <text:list-item>
                          <text:p text:style-name="P73">==&gt; YES</text:p>
                        </text:list-item>
                      </text:list>
                    </text:list-item>
                  </text:list>
                </text:list-item>
                <text:list-item>
                  <text:p text:style-name="P73"><text:span text:style-name="T6">#_ </text:span>S-1.2 : set limit → <text:span text:style-name="T15">15</text:span>10</text:p>
                  <text:list>
                    <text:list-item>
                      <text:p text:style-name="P73">CODE</text:p>
                    </text:list-item>
                    <text:list-item>
                      <text:p text:style-name="P73">TEST 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6">#_ </text:span>T-1.1 </text:p>
              <text:list>
                <text:list-item>
                  <text:p text:style-name="P73">loop limit → off ==&gt; then, dat file wil show what ?</text:p>
                  <text:list>
                    <text:list-item>
                      <text:p text:style-name="P73">use → “[SLICE-30]”</text:p>
                    </text:list-item>
                  </text:list>
                </text:list-item>
                <text:list-item>
                  <text:p text:style-name="P73">CODE</text:p>
                </text:list-item>
                <text:list-item>
                  <text:p text:style-name="P73">TEST ==&gt; </text:p>
                  <text:list>
                    <text:list-item>
                      <text:p text:style-name="P73">RESULTS</text:p>
                      <text:list>
                        <text:list-item>
                          <text:p text:style-name="P73">5 entries</text:p>
                        </text:list-item>
                        <text:list-item>
                          <text:p text:style-name="P73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2</text:p>
              <text:list>
                <text:list-item>
                  <text:p text:style-name="P73">DO</text:p>
                  <text:list>
                    <text:list-item>
                      <text:p text:style-name="P73"><text:soft-page-break/>ext_idx ==&gt; where used in py file ?</text:p>
                    </text:list-item>
                    <text:list-item>
                      <text:p text:style-name="P73"><text:span text:style-name="T6">#_ </text:span>“ts_SL ----&gt; SL” ==&gt; where shown in log file ? (BUSL3_No_T_3.(20191128_135530).log)</text:p>
                      <text:list>
                        <text:list-item>
                          <text:p text:style-name="P73">line : 252,772, ==&gt; 2 instances</text:p>
                        </text:list-item>
                      </text:list>
                    </text:list-item>
                    <text:list-item>
                      <text:p text:style-name="P73">dat file → when created in py file ? </text:p>
                      <text:list>
                        <text:list-item>
                          <text:p text:style-name="P73">libfx_6.py:8874</text:p>
                        </text:list-item>
                        <text:list-item>
                          <text:p text:style-name="P73">tester_T_2__Report_Dat</text:p>
                          <text:list>
                            <text:list-item>
                              <text:p text:style-name="P73">caller : line, </text:p>
                              <text:list>
                                <text:list-item>
                                  <text:p text:style-name="P73">8841 : tester_T_2__Report_Dat</text:p>
                                </text:list-item>
                                <text:list-item>
                                  <text:p text:style-name="P73">9620 : _tester_T_2__Choice_1</text:p>
                                </text:list-item>
                                <text:list-item>
                                  <text:p text:style-name="P73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3</text:p>
              <text:list>
                <text:list-item>
                  <text:p text:style-name="P73">DO</text:p>
                  <text:list>
                    <text:list-item>
                      <text:p text:style-name="P73">10112 : tester_T_3 ==&gt; what is being done ?</text:p>
                    </text:list-item>
                    <text:list-item>
                      <text:p text:style-name="P73">tester_T_2__Report_Dat</text:p>
                    </text:list-item>
                  </text:list>
                </text:list-item>
              </text:list>
            </text:list-item>
            <text:list-item>
              <text:p text:style-name="P73">T-1.4</text:p>
              <text:list>
                <text:list-item>
                  <text:p text:style-name="P73">DO</text:p>
                  <text:list>
                    <text:list-item>
                      <text:p text:style-name="P73">func “libfx_6::tester_T_2__Buy_Up__Loop_2_Trailing__V3_Sell” ==&gt; returns “lo_Pos_Exits” ==&gt; what is this variable?</text:p>
                    </text:list-item>
                    <text:list-item>
                      <text:p text:style-name="P73">libfx_6::tester_T_3</text:p>
                    </text:list-item>
                    <text:list-item>
                      <text:p text:style-name="P73">/ tester_T_2__Buy_Up__Loop_2_Trailing__V3_Sell</text:p>
                      <text:list>
                        <text:list-item>
                          <text:p text:style-name="P73">#_20191128_142320:tmp</text:p>
                        </text:list-item>
                        <text:list-item>
                          <text:p text:style-name="P73">“lo_LO_Pos_Exits”</text:p>
                          <text:list>
                            <text:list-item>
                              <text:p text:style-name="P73"/>
                            </text:list-item>
                          </text:list>
                        </text:list-item>
                        <text:list-item>
                          <text:p text:style-name="P73">returned : (cntOf_Loop, lo_Pos_Exits) = </text:p>
                        </text:list-item>
                        <text:list-item>
                          <text:p text:style-name="P73">returns : ret = (cntOf_Loop, lo_LO_Pos_Exits)</text:p>
                        </text:list-item>
                        <text:list-item>
                          <text:p text:style-name="P73">for i in range(0, num_Max_Loop): <text:s text:c="2"/>#for-loop-1:20191031_130700</text:p>
                        </text:list-item>
                        <text:list-item>
                          <text:p text:style-name="P73"><text:soft-page-break/>/ libfx_7.tester_T_2__Buy_Up__Loop_2_Trailing__V3__ForLoop_1_Sell</text:p>
                          <text:list>
                            <text:list-item>
                              <text:p text:style-name="P73">#_20191128_142437:tmp</text:p>
                            </text:list-item>
                            <text:list-item>
                              <text:p text:style-name="P73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73">ret = (cntOf_Loop, lo_LO_Pos_Exits)</text:p>
                        </text:list-item>
                      </text:list>
                    </text:list-item>
                    <text:list-item>
                      <text:p text:style-name="P73">log file → line 5819 ==&gt; shown ?</text:p>
                      <text:list>
                        <text:list-item>
                          <text:p text:style-name="P73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5</text:p>
              <text:list>
                <text:list-item>
                  <text:p text:style-name="P73">DO</text:p>
                  <text:list>
                    <text:list-item>
                      <text:p text:style-name="P73">#_20191128_142805:tmp</text:p>
                    </text:list-item>
                    <text:list-item>
                      <text:p text:style-name="P73">log → show ext values, as well</text:p>
                    </text:list-item>
                  </text:list>
                </text:list-item>
                <text:list-item>
                  <text:p text:style-name="P73">CODE</text:p>
                </text:list-item>
                <text:list-item>
                  <text:p text:style-name="P73">TEST ==&gt; </text:p>
                  <text:list>
                    <text:list-item>
                      <text:p text:style-name="P73">FOUND</text:p>
                      <text:list>
                        <text:list-item>
                          <text:p text:style-name="P73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805611188883139212" text:style-name="L11">
        <text:list-item>
          <text:p text:style-name="P35">TASK-1</text:p>
          <text:list>
            <text:list-item>
              <text:p text:style-name="P35">when appending to “<text:span text:style-name="T8">lo_LO_Pos_Exits</text:span>” → what is being appended ?</text:p>
            </text:list-item>
            <text:list-item>
              <text:p text:style-name="P35">#_20191128_143856:next</text:p>
            </text:list-item>
          </text:list>
        </text:list-item>
      </text:list>
      <text:p text:style-name="P8">[further]</text:p>
      <text:list xml:id="list285091510710914234" text:style-name="L12">
        <text:list-item>
          <text:p text:style-name="P36"/>
        </text:list-item>
      </text:list>
      <text:p text:style-name="P2"><text:line-break/><text:span text:style-name="T9">[/ 20191128_144051]</text:span></text:p>
      <text:p text:style-name="P2"/>
      <text:p text:style-name="P10"/>
      <text:p text:style-name="P8"><text:span text:style-name="T10">26</text:span>---------------------------------------------------------------------------</text:p>
      <text:p text:style-name="P13">res free# JVEMV6 44#8.4.3_27 / 44. currency / 8. prog-python / 4 tester / 3. id-<text:soft-page-break/>X / 20191129_112853</text:p>
      <text:p text:style-name="P13"/>
      <text:p text:style-name="P8">[do] <text:span text:style-name="T6">#_ </text:span></text:p>
      <text:list xml:id="list7289277430313589422" text:style-name="L13">
        <text:list-item>
          <text:p text:style-name="P37">REVIEW</text:p>
        </text:list-item>
        <text:list-item>
          <text:p text:style-name="P37">TASK-1</text:p>
          <text:list>
            <text:list-item>
              <text:p text:style-name="P37">PLANS</text:p>
              <text:list>
                <text:list-item>
                  <text:p text:style-name="P37">when appending to “<text:span text:style-name="T8">lo_LO_Pos_Exits</text:span>” → what is being appended ?</text:p>
                </text:list-item>
                <text:list-item>
                  <text:p text:style-name="P37">#_20191128_143856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#_20191129_113120:debug</text:p>
                </text:list-item>
                <text:list-item>
                  <text:p text:style-name="P37">CODE</text:p>
                </text:list-item>
                <text:list-item>
                  <text:p text:style-name="P37">TEST ==&gt; </text:p>
                  <text:list>
                    <text:list-item>
                      <text:p text:style-name="P37">FOUND</text:p>
                      <text:list>
                        <text:list-item>
                          <text:p text:style-name="P37">“tmp_Pos['ext_idx']<text:tab/>13<text:tab/>dateTime<text:tab/>2019.04.24 08:30”</text:p>
                        </text:list-item>
                        <text:list-item>
                          <text:p text:style-name="P37">“tmp_e0.dateTime<text:tab/>2019.04.24 09:00”</text:p>
                        </text:list-item>
                        <text:list-item>
                          <text:p text:style-name="P76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T-1.2</text:p>
              <text:list>
                <text:list-item>
                  <text:p text:style-name="P76">PLANS</text:p>
                  <text:list>
                    <text:list-item>
                      <text:p text:style-name="P76">libfx_7.tester_T_2__Buy_Up__Loop_2_Trailing__V3__ForLoop_1_Sell ==&gt; review</text:p>
                    </text:list-item>
                  </text:list>
                </text:list-item>
                <text:list-item>
                  <text:p text:style-name="P76">DO</text:p>
                  <text:list>
                    <text:list-item>
                      <text:p text:style-name="P76">#_20191129_114625:debug → “lo_Pos_Exits.append(setOf_Pos_Exit)”</text:p>
                    </text:list-item>
                    <text:list-item>
                      <text:p text:style-name="P76">“step : B : j5-2 : post : 1” ==&gt; show Pos values</text:p>
                      <text:list>
                        <text:list-item>
                          <text:p text:style-name="P76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T-1.3 : probe → _loop_J5</text:p>
            </text:list-item>
            <text:list-item>
              <text:p text:style-name="P76">T-1.4</text:p>
              <text:list>
                <text:list-item>
                  <text:p text:style-name="P76">#_20191129_122003:next</text:p>
                </text:list-item>
                <text:list-item>
                  <text:p text:style-name="P76">PLAN</text:p>
                  <text:list>
                    <text:list-item>
                      <text:p text:style-name="P76"><text:soft-page-break/>update Pos → “cu” value</text:p>
                    </text:list-item>
                  </text:list>
                </text:list-item>
                <text:list-item>
                  <text:p text:style-name="P76">CODE</text:p>
                  <text:list>
                    <text:list-item>
                      <text:list>
                        <text:list-item>
                          <text:p text:style-name="P76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76">TEST ==&gt; ~</text:p>
                </text:list-item>
                <text:list-item>
                  <text:p text:style-name="P76">“step : D : j6-2 : Y : 1” ==&gt; add output log func</text:p>
                  <text:list>
                    <text:list-item>
                      <text:p text:style-name="P76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800283594538619392" text:style-name="L14">
        <text:list-item>
          <text:p text:style-name="P38">TASK : PROBE</text:p>
          <text:list>
            <text:list-item>
              <text:p text:style-name="P38">log file : line : 339 // BUSL3_No_T_3.(20191129_131652).log</text:p>
              <text:list>
                <text:list-item>
                  <text:p text:style-name="P38">“[libfx_6.py:5461 / 20191129_131657] (step : A : 2 : 1) loop --&gt; comp”</text:p>
                </text:list-item>
                <text:list-item>
                  <text:p text:style-name="P38">libfx_6.py:5461</text:p>
                  <text:list>
                    <text:list-item>
                      <text:p text:style-name="P38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7602335294372822390" text:style-name="L15">
        <text:list-item>
          <text:p text:style-name="P39"/>
        </text:list-item>
      </text:list>
      <text:p text:style-name="P2"><text:line-break/><text:span text:style-name="T9">[/ 20191129_132759]</text:span></text:p>
      <text:p text:style-name="P2"/>
      <text:p text:style-name="P10"/>
      <text:p text:style-name="P8"><text:span text:style-name="T10">27</text:span>---------------------------------------------------------------------------</text:p>
      <text:p text:style-name="P13">res free# JVEMV6 44#8.4.3_28 / 44. currency / 8. prog-python / 4 tester / 3. id-X / 20191130_083804</text:p>
      <text:p text:style-name="P13"/>
      <text:p text:style-name="P8">[do] <text:span text:style-name="T6">#_ </text:span></text:p>
      <text:list xml:id="list7320592292165188649" text:style-name="L16">
        <text:list-item>
          <text:p text:style-name="P40">REVIEW</text:p>
        </text:list-item>
        <text:list-item>
          <text:p text:style-name="P84"><text:span text:style-name="T2">TASK-1</text:span><text:span text:style-name="T3"> : PROBE</text:span></text:p>
          <text:list>
            <text:list-item>
              <text:list>
                <text:list-item>
                  <text:p text:style-name="P40">log file : line : 339 // BUSL3_No_T_3.(20191129_131652).log</text:p>
                  <text:list>
                    <text:list-item>
                      <text:p text:style-name="P40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0">libfx_6.py:5461</text:p>
                </text:list-item>
                <text:list-item>
                  <text:p text:style-name="P77">#_20191129_132713:next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FOUND</text:p>
                  <text:list>
                    <text:list-item>
                      <text:p text:style-name="P77">“[libfx_7.py:3913 / 20191130_083833] (step : C : 2.2 : 2) call func ==&gt; comp”</text:p>
                      <text:list>
                        <text:list-item>
                          <text:p text:style-name="P77">==&gt; “Pos['ext_idx']<text:tab/>13”</text:p>
                        </text:list-item>
                        <text:list-item>
                          <text:p text:style-name="P77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7">T-1.2</text:p>
              <text:list>
                <text:list-item>
                  <text:p text:style-name="P77">DO</text:p>
                  <text:list>
                    <text:list-item>
                      <text:p text:style-name="P77">“reset” → review : “(step : D : j6-2 : Y : 3)” : libfx_7.py:4874</text:p>
                    </text:list-item>
                    <text:list-item>
                      <text:p text:style-name="P77">log</text:p>
                    </text:list-item>
                  </text:list>
                </text:list-item>
                <text:list-item>
                  <text:p text:style-name="P77">TEST ==&gt; <text:s text:c="2"/>::[20191130_123327</text:p>
                  <text:list>
                    <text:list-item>
                      <text:p text:style-name="P77">==&gt; comp</text:p>
                    </text:list-item>
                  </text:list>
                </text:list-item>
                <text:list-item>
                  <text:p text:style-name="P77">FOUND</text:p>
                  <text:list>
                    <text:list-item>
                      <text:p text:style-name="P77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77">T-1.3 ::[20191130_124630</text:p>
              <text:list>
                <text:list-item>
                  <text:p text:style-name="P77">add debug points</text:p>
                  <text:list>
                    <text:list-item>
                      <text:p text:style-name="P77">libfx_7.py:4268 → #_20191130_124726:debug</text:p>
                    </text:list-item>
                  </text:list>
                </text:list-item>
                <text:list-item>
                  <text:p text:style-name="P77">TEST ==&gt; before “update_Pos_After_Identifying”</text:p>
                  <text:list>
                    <text:list-item>
                      <text:p text:style-name="P77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77">T-1.4</text:p>
              <text:list>
                <text:list-item>
                  <text:p text:style-name="P77">add debug points</text:p>
                  <text:list>
                    <text:list-item>
                      <text:p text:style-name="P77">after “update_Pos_After_Identifying” : #_20191130_125200:debug</text:p>
                    </text:list-item>
                  </text:list>
                </text:list-item>
                <text:list-item>
                  <text:p text:style-name="P77">TEST ==&gt; COMP</text:p>
                </text:list-item>
              </text:list>
            </text:list-item>
            <text:list-item>
              <text:p text:style-name="P77">T-1.5</text:p>
              <text:list>
                <text:list-item>
                  <text:p text:style-name="P77">DO</text:p>
                  <text:list>
                    <text:list-item>
                      <text:p text:style-name="P77"><text:soft-page-break/>at the beginning of “tester_T_2__Buy_Up__Loop_2_Trailing__V3__ForLoop_1_Sell”</text:p>
                      <text:list>
                        <text:list-item>
                          <text:p text:style-name="P77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77">TEST ==&gt; OK (it seems)</text:p>
                </text:list-item>
              </text:list>
            </text:list-item>
            <text:list-item>
              <text:p text:style-name="P77">T-1.5 : PROBLEM</text:p>
              <text:list>
                <text:list-item>
                  <text:list>
                    <text:list-item>
                      <text:p text:style-name="P77">dat file → ext_id ==&gt; all same → why ?</text:p>
                    </text:list-item>
                  </text:list>
                </text:list-item>
                <text:list-item>
                  <text:p text:style-name="P77">TRY : review ==&gt; libfx_6.py:9172</text:p>
                  <text:list>
                    <text:list-item>
                      <text:p text:style-name="P77">→ def tester_T_2__Report_Dat() : #_20191007_140229:caller</text:p>
                    </text:list-item>
                    <text:list-item>
                      <text:p text:style-name="P77">TRACE</text:p>
                      <text:list>
                        <text:list-item>
                          <text:p text:style-name="P77">def tester_T_3(request, _strOf_Op_Name = "BUSL3_No_T_2")</text:p>
                        </text:list-item>
                        <text:list-item>
                          <text:p text:style-name="P77">/ tester_T_2__Buy_Up__Loop_2_Trailing__V3_Sell :: (cntOf_Loop, lo_Pos_Exits)</text:p>
                        </text:list-item>
                        <text:list-item>
                          <text:p text:style-name="P77">/ tester_T_2__Report_Dat (… lo_Pos_Exits ...)</text:p>
                        </text:list-item>
                        <text:list-item>
                          <text:p text:style-name="P77">/ tester_T_2__Report_Log</text:p>
                        </text:list-item>
                      </text:list>
                    </text:list-item>
                    <text:list-item>
                      <text:p text:style-name="P77">TRACE</text:p>
                      <text:list>
                        <text:list-item>
                          <text:p text:style-name="P77">tester_T_2__Buy_Up__Loop_2_Trailing__V3_Sell :: (cntOf_Loop, lo_Pos_Exits)</text:p>
                          <text:list>
                            <text:list-item>
                              <text:p text:style-name="P77">/ for i in range(0, num_Max_Loop)</text:p>
                            </text:list-item>
                            <text:list-item>
                              <text:p text:style-name="P77">/ libfx_7.tester_T_2__Buy_Up__Loop_2_Trailing__V3__ForLoop_1_Sell :: (cntOf_Loop, lo_Pos_Exits, cntOf_Loop_B)</text:p>
                            </text:list-item>
                            <text:list-item>
                              <text:p text:style-name="P77">/ lo_LO_Pos_Exits.append(tmp_LO_Pos_Exits_0)</text:p>
                            </text:list-item>
                            <text:list-item>
                              <text:p text:style-name="P77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TRY : after dat writing, → write out to log file</text:p>
                  <text:list>
                    <text:list-item>
                      <text:p text:style-name="P77">CODE </text:p>
                    </text:list-item>
                    <text:list-item>
                      <text:p text:style-name="P77">TEST ==&gt; <text:s/>::[20191130_134249 <text:s/></text:p>
                      <text:list>
                        <text:list-item>
                          <text:p text:style-name="P40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458659126587201833" text:style-name="L17">
        <text:list-item>
          <text:p text:style-name="P41">TASK</text:p>
          <text:list>
            <text:list-item>
              <text:p text:style-name="P41">“[libfx_7.py:3268 / 20191130_134649] (step : B : j3 : Y) price_Low &lt; ST_price ==&gt; C1, C2, C3, C6”</text:p>
              <text:list>
                <text:list-item>
                  <text:p text:style-name="P41">==&gt; coding (“j3.1”, memo=2019-11-08-<text:span text:style-name="T8">②)</text:span></text:p>
                </text:list-item>
                <text:list-item>
                  <text:p text:style-name="P41">#_20191130_135558:next</text:p>
                </text:list-item>
              </text:list>
            </text:list-item>
          </text:list>
        </text:list-item>
      </text:list>
      <text:p text:style-name="P8">[further]</text:p>
      <text:list xml:id="list562292737174077278" text:style-name="L18">
        <text:list-item>
          <text:p text:style-name="P42"/>
        </text:list-item>
      </text:list>
      <text:p text:style-name="P2"><text:line-break/><text:span text:style-name="T9">[/ 20191130_135702]</text:span></text:p>
      <text:p text:style-name="P2"/>
      <text:p text:style-name="P10"/>
      <text:p text:style-name="P8"><text:span text:style-name="T10">28</text:span>---------------------------------------------------------------------------</text:p>
      <text:p text:style-name="P13">res free# JVEMV6 44#8.4.3_29 / 44. currency / 8. prog-python / 4 tester / 3. id-X / 20191201_090134</text:p>
      <text:p text:style-name="P13"/>
      <text:p text:style-name="P8">[do] <text:span text:style-name="T6">#_ </text:span></text:p>
      <text:list xml:id="list3102221029405520239" text:style-name="L19">
        <text:list-item>
          <text:p text:style-name="P43">REVIEW</text:p>
        </text:list-item>
        <text:list-item>
          <text:p text:style-name="P43">TASK-1</text:p>
          <text:list>
            <text:list-item>
              <text:list>
                <text:list-item>
                  <text:p text:style-name="P43">“[libfx_7.py:3268 / 20191130_134649] (step : B : j3 : Y) price_Low &lt; ST_price ==&gt; C1, C2, C3, C6”</text:p>
                </text:list-item>
                <text:list-item>
                  <text:p text:style-name="P43">==&gt; coding (“j3.1”, memo=2019-11-08-<text:span text:style-name="T8">②)</text:span></text:p>
                </text:list-item>
                <text:list-item>
                  <text:p text:style-name="P43">#_20191130_135558:next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~~ “step : B : j3.1 : N”</text:p>
                </text:list-item>
                <text:list-item>
                  <text:p text:style-name="P43">CODE</text:p>
                </text:list-item>
                <text:list-item>
                  <text:p text:style-name="P43">TEST ==&gt; <text:s text:c="2"/>::[20191201_091759</text:p>
                  <text:list>
                    <text:list-item>
                      <text:p text:style-name="P43"><text:soft-page-break/>FOUND : BUSL3_No_T_3.(20191130_134638).dir</text:p>
                      <text:list>
                        <text:list-item>
                          <text:p text:style-name="P43">first bar → “price_Low &lt; ST_price ==&gt; C1, C2, C3, C6”</text:p>
                          <text:list>
                            <text:list-item>
                              <text:p text:style-name="P43">==&gt; then, the loop doesn't end</text:p>
                            </text:list-item>
                            <text:list-item>
                              <text:p text:style-name="P43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T-1.2 : modify</text:p>
                  <text:list>
                    <text:list-item>
                      <text:p text:style-name="P43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820601376068305849" text:style-name="L20">
        <text:list-item>
          <text:p text:style-name="P44">TASK : modify</text:p>
          <text:list>
            <text:list-item>
              <text:p text:style-name="P44">#20191201_094215:next</text:p>
            </text:list-item>
          </text:list>
        </text:list-item>
      </text:list>
      <text:p text:style-name="P8">[further]</text:p>
      <text:list xml:id="list2148085971441413087" text:style-name="L21">
        <text:list-item>
          <text:p text:style-name="P45"/>
        </text:list-item>
      </text:list>
      <text:p text:style-name="P2"><text:line-break/><text:span text:style-name="T9">[/ 20191201_094532]</text:span></text:p>
      <text:p text:style-name="P2"/>
      <text:p text:style-name="P10"/>
      <text:p text:style-name="P8"><text:span text:style-name="T10">29</text:span>---------------------------------------------------------------------------</text:p>
      <text:p text:style-name="P13">res free# JVEMV6 44#8.4.3_30 / 44. currency / 8. prog-python / 4 tester / 3. id-X / 20191201_151935</text:p>
      <text:p text:style-name="P13"/>
      <text:p text:style-name="P8">[do] <text:span text:style-name="T6">#_ </text:span></text:p>
      <text:list xml:id="list7787922900823830257" text:style-name="L22">
        <text:list-item>
          <text:p text:style-name="P46">REVIEW</text:p>
        </text:list-item>
        <text:list-item>
          <text:p text:style-name="P46">TASK-1 : modify</text:p>
          <text:list>
            <text:list-item>
              <text:list>
                <text:list-item>
                  <text:p text:style-name="P46">#20191201_094215:next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CODE : #_20191201_152357:debug</text:p>
                </text:list-item>
                <text:list-item>
                  <text:p text:style-name="P46">TEST ==&gt; “flg_Pos returned ==&gt; it's now”</text:p>
                  <text:list>
                    <text:list-item>
                      <text:p text:style-name="P46">log file : BUSL3_No_T_3.(20191201_152538).log</text:p>
                      <text:list>
                        <text:list-item>
                          <text:list>
                            <text:list-item>
                              <text:p text:style-name="P46">==&gt; lines</text:p>
                            </text:list-item>
                          </text:list>
                        </text:list-item>
                        <text:list-item>
                          <text:p text:style-name="P46">153, 564, 1059 (C4), 1316 (C4), 1661 (C4), </text:p>
                        </text:list-item>
                        <text:list-item>
                          <text:p text:style-name="P46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2 ::[20191201_155157</text:p>
              <text:list>
                <text:list-item>
                  <text:p text:style-name="P46">after libfx_7 “breaking from the loop...” ==&gt; </text:p>
                  <text:list>
                    <text:list-item>
                      <text:p text:style-name="P46">libfx_6 : “(step : A : 2 : 1) loop --&gt; comp”</text:p>
                    </text:list-item>
                    <text:list-item>
                      <text:p text:style-name="P46">“(step : A : 2 : j1 : N : 1) len(lo_Pos_Exits) &lt;= 0”</text:p>
                    </text:list-item>
                  </text:list>
                </text:list-item>
                <text:list-item>
                  <text:p text:style-name="P46">==&gt; let's review what's happening : “(step : A : 2 : j1 : N : 1)”</text:p>
                </text:list-item>
              </text:list>
            </text:list-item>
            <text:list-item>
              <text:p text:style-name="P46">T-1.3 : what's happening when “SL” ?</text:p>
              <text:list>
                <text:list-item>
                  <text:p text:style-name="P46">log file : BUSL3_No_T_3.(20191201_152538).log → <text:s/>line : 330</text:p>
                  <text:list>
                    <text:list-item>
                      <text:p text:style-name="P46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6">T-1.3 : IDEA <text:s/>::[20191201_162848 <text:s text:c="2"/></text:p>
              <text:list>
                <text:list-item>
                  <text:p text:style-name="P46">in the 1st bar, SL or UNKNOWN → back to libfx_6</text:p>
                  <text:list>
                    <text:list-item>
                      <text:p text:style-name="P46">==&gt; in this case, currently → “lo_Pos_Exits” has no entry</text:p>
                    </text:list-item>
                    <text:list-item>
                      <text:p text:style-name="P46">==&gt; enter the 1st bar, anyway</text:p>
                    </text:list-item>
                    <text:list-item>
                      <text:p text:style-name="P46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958520116035586004" text:style-name="L23">
        <text:list-item>
          <text:p text:style-name="P47">TASK : this → T-1.3</text:p>
          <text:list>
            <text:list-item>
              <text:p text:style-name="P47">libfx_7 : #_20191201_164006:next</text:p>
            </text:list-item>
          </text:list>
        </text:list-item>
      </text:list>
      <text:p text:style-name="P8">[further]</text:p>
      <text:list xml:id="list4715612567042596598" text:style-name="L24">
        <text:list-item>
          <text:p text:style-name="P48"/>
        </text:list-item>
      </text:list>
      <text:p text:style-name="P2"><text:line-break/><text:span text:style-name="T9">[/ 20191201_164030]</text:span></text:p>
      <text:p text:style-name="P2"/>
      <text:p text:style-name="P10"/>
      <text:p text:style-name="P8"><text:span text:style-name="T10">30</text:span>---------------------------------------------------------------------------</text:p>
      <text:p text:style-name="P13">res free# JVEMV6 44#8.4.3_31 / 44. currency / 8. prog-python / 4 tester / 3. id-X / 20191202_131121</text:p>
      <text:p text:style-name="P13"/>
      <text:p text:style-name="P8"><text:soft-page-break/>[do] <text:span text:style-name="T6">#_ </text:span></text:p>
      <text:list xml:id="list33467632" text:continue-list="list33478139" text:style-name="L4">
        <text:list-item>
          <text:p text:style-name="P28">REVIEW</text:p>
        </text:list-item>
        <text:list-item>
          <text:p text:style-name="P28">TASK-1 : IDEA <text:s/>::[20191201_162848 <text:s text:c="2"/></text:p>
          <text:list>
            <text:list-item>
              <text:list>
                <text:list-item>
                  <text:p text:style-name="P28">in the 1st bar, SL or UNKNOWN → back to libfx_6</text:p>
                  <text:list>
                    <text:list-item>
                      <text:p text:style-name="P28">==&gt; in this case, currently → “lo_Pos_Exits” has no entry</text:p>
                    </text:list-item>
                    <text:list-item>
                      <text:p text:style-name="P28">==&gt; enter the 1st bar, anyway</text:p>
                    </text:list-item>
                    <text:list-item>
                      <text:p text:style-name="P28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28">T-1.1 : review → “j5-2”</text:p>
              <text:list>
                <text:list-item>
                  <text:p text:style-name="P28">tester_T_2__Buy_Up__Loop_2_Trailing__V3__ForLoop_1_Sell</text:p>
                </text:list-item>
                <text:list-item>
                  <text:p text:style-name="P28">review : “(step : C-2 : 1) post identifying” : BUSL3_No_T_3.(20191201_093319).log</text:p>
                  <text:list>
                    <text:list-item>
                      <text:p text:style-name="P28">211,291,349 → C8</text:p>
                    </text:list-item>
                  </text:list>
                </text:list-item>
              </text:list>
            </text:list-item>
            <text:list-item>
              <text:p text:style-name="P28">T-1.2 : review “==&gt; C1, C2, C3, C6” (BUSL3_No_T_3.(20191202_132947).log)</text:p>
              <text:list>
                <text:list-item>
                  <text:p text:style-name="P28">==&gt; DROP</text:p>
                </text:list-item>
              </text:list>
            </text:list-item>
            <text:list-item>
              <text:p text:style-name="P28">T-1.3 : serarch for → 1st bar, “C1, C2, C3, C6” : <text:s/>BUSL3_No_T_3.(20191202_132947).log</text:p>
              <text:list>
                <text:list-item>
                  <text:p text:style-name="P28">log lines</text:p>
                  <text:list>
                    <text:list-item>
                      <text:p text:style-name="P28">838,1436,</text:p>
                    </text:list-item>
                    <text:list-item>
                      <text:p text:style-name="P28">1701</text:p>
                      <text:list>
                        <text:list-item>
                          <text:p text:style-name="P28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28">==&gt; DROP</text:p>
                </text:list-item>
              </text:list>
            </text:list-item>
            <text:list-item>
              <text:p text:style-name="P28">T-1.4 : review → “j2” (position not taken, pattern detected) ::[20191202_133939 </text:p>
              <text:list>
                <text:list-item>
                  <text:p text:style-name="P28">log file → search : lin<text:span text:style-name="T8">e 3233 (BUSL3_No_T_3.(20191202_132947).log)</text:span></text:p>
                  <text:list>
                    <text:list-item>
                      <text:p text:style-name="P73">153, 564, 1059, 1316-C4, 1661-C4, </text:p>
                    </text:list-item>
                    <text:list-item>
                      <text:p text:style-name="P73">1913-UNKNOWN(C1, C2, C3, C6), </text:p>
                      <text:list>
                        <text:list-item>
                          <text:p text:style-name="P73">==&gt; “valOf_Update[0] =&gt; False”</text:p>
                        </text:list-item>
                        <text:list-item>
                          <text:p text:style-name="P28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5 : “valOf_Update” → valOf_Update[1] ~~&gt; what value in it ? ::[20191202_134929 <text:s text:c="2"/></text:p>
              <text:list>
                <text:list-item>
                  <text:p text:style-name="P73">“loop_J2_Y” : #_20191118_142204:caller</text:p>
                  <text:list>
                    <text:list-item>
                      <text:p text:style-name="P73">#_20191202_135249:tmp</text:p>
                    </text:list-item>
                  </text:list>
                </text:list-item>
                <text:list-item>
                  <text:p text:style-name="P73">“update_Pos_After_Identifying” ==&gt; returns what ?</text:p>
                  <text:list>
                    <text:list-item>
                      <text:p text:style-name="P73">#_20191119_133207:head</text:p>
                    </text:list-item>
                    <text:list-item>
                      <text:p text:style-name="P73">#_20191119_133203:caller</text:p>
                    </text:list-item>
                  </text:list>
                </text:list-item>
                <text:list-item>
                  <text:p text:style-name="P73">“loop_J2_Y” : where “valOf_Identity” → gotten ?</text:p>
                </text:list-item>
              </text:list>
            </text:list-item>
            <text:list-item>
              <text:p text:style-name="P73">T-1.6 : edit : #_20191202_135430:edit → “loop_J2_Y”</text:p>
              <text:list>
                <text:list-item>
                  <text:p text:style-name="P73">“loop_J2_Y” ==&gt; where called ?</text:p>
                  <text:list>
                    <text:list-item>
                      <text:p text:style-name="P73">libfx_7 : 3207 (1 location only)</text:p>
                    </text:list-item>
                  </text:list>
                </text:list-item>
                <text:list-item>
                  <text:p text:style-name="P73">TEST ==&gt; ::[20191202_135754 <text:s text:c="2"/></text:p>
                  <text:list>
                    <text:list-item>
                      <text:p text:style-name="P73">“flg_Pos returned ==&gt; it's now” (BUSL3_No_T_3.(20191202_135744).log)</text:p>
                      <text:list>
                        <text:list-item>
                          <text:p text:style-name="P73">153, 564, 1059, 1316, 1661, </text:p>
                        </text:list-item>
                        <text:list-item>
                          <text:p text:style-name="P73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7 : libfx_7.py:3239 → show Pos values</text:p>
              <text:list>
                <text:list-item>
                  <text:p text:style-name="P73">CODE : #_20191202_140226:code</text:p>
                </text:list-item>
                <text:list-item>
                  <text:p text:style-name="P73">TEST ==&gt; ::[20191202_140647 <text:s/></text:p>
                  <text:list>
                    <text:list-item>
                      <text:p text:style-name="P73">ERROR : “lo_Vals = ”</text:p>
                      <text:list>
                        <text:list-item>
                          <text:p text:style-name="P73">libfx_7 : 2297 (#_20191202_141050:debug)</text:p>
                        </text:list-item>
                      </text:list>
                    </text:list-item>
                    <text:list-item>
                      <text:p text:style-name="P73">TRY : #_20191202_141300:edit</text:p>
                      <text:list>
                        <text:list-item>
                          <text:p text:style-name="P73">TEST ==&gt; ERROR</text:p>
                        </text:list-item>
                      </text:list>
                    </text:list-item>
                    <text:list-item>
                      <text:p text:style-name="P73">TRY : “loop_J2_Y” ==&gt; return “lo_Vals”</text:p>
                      <text:list>
                        <text:list-item>
                          <text:p text:style-name="P73">CODE</text:p>
                        </text:list-item>
                        <text:list-item>
                          <text:p text:style-name="P73">TEST : “flg_Pos returned ==&gt; it's now”</text:p>
                          <text:list>
                            <text:list-item>
                              <text:p text:style-name="P73">BUSL3_No_T_3.(20191202_141548).log : </text:p>
                              <text:list>
                                <text:list-item>
                                  <text:p text:style-name="P73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8 : “flg_Pos returned ==&gt; it's now” : #_20191202_141932:tmp</text:p>
              <text:list>
                <text:list-item>
                  <text:p text:style-name="P73"><text:soft-page-break/>==&gt; ?? at this point, can the Pos object be appended to → lo_LO_Pos_Exists</text:p>
                  <text:list>
                    <text:list-item>
                      <text:p text:style-name="P73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933183069824511359" text:style-name="L25">
        <text:list-item>
          <text:p text:style-name="P49">TASK : append to → <text:span text:style-name="T8">lo_Pos_Exits</text:span></text:p>
          <text:list>
            <text:list-item>
              <text:p text:style-name="P49">lib_7 : #_20191202_142809:next</text:p>
              <text:list>
                <text:list-item>
                  <text:p text:style-name="P49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4373596705979126381" text:style-name="L26">
        <text:list-item>
          <text:p text:style-name="P50"/>
        </text:list-item>
      </text:list>
      <text:p text:style-name="P2"><text:line-break/><text:span text:style-name="T9">[/ 20191202_143155]</text:span></text:p>
      <text:p text:style-name="P14"/>
      <text:p text:style-name="P13">31<text:span text:style-name="T14">---------------------------------------------------------------------------</text:span></text:p>
      <text:p text:style-name="P13">res free# JVEMV6 44#8.4.3_32 / 44. currency / 8. prog-python / 4 tester / 3. id-X / 20191203_101604</text:p>
      <text:p text:style-name="P13"/>
      <text:p text:style-name="P8">[do] <text:span text:style-name="T6">#_ </text:span></text:p>
      <text:list xml:id="list5280523243784350863" text:style-name="L27">
        <text:list-item>
          <text:p text:style-name="P51">REVIEW ::[20191203_103046</text:p>
          <text:list>
            <text:list-item>
              <text:p text:style-name="P78">“flg_Pos returned ==&gt; it's now” : BUSL3_No_T_3.(20191203_101702).log</text:p>
              <text:list>
                <text:list-item>
                  <text:p text:style-name="P78"/>
                </text:list-item>
              </text:list>
            </text:list-item>
          </text:list>
        </text:list-item>
        <text:list-item>
          <text:p text:style-name="P85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1">lib_7 : #_20191202_142809:next</text:p>
                </text:list-item>
                <text:list-item>
                  <text:p text:style-name="P51">ref : #_20191202_142914:ref</text:p>
                </text:list-item>
              </text:list>
            </text:list-item>
            <text:list-item>
              <text:p text:style-name="P51"><text:span text:style-name="T6">#_ </text:span>SEG-1 : debug comments → off</text:p>
            </text:list-item>
            <text:list-item>
              <text:p text:style-name="P51"><text:span text:style-name="T6">#_ </text:span>SEG-2 : debug comments → off ::[20191203_104023</text:p>
            </text:list-item>
            <text:list-item>
              <text:p text:style-name="P51"><text:span text:style-name="T6">#_ </text:span>T-1.1 </text:p>
              <text:list>
                <text:list-item>
                  <text:p text:style-name="P51">CODE</text:p>
                </text:list-item>
                <text:list-item>
                  <text:p text:style-name="P51"><text:soft-page-break/>TEST ==&gt; <text:s/>BUSL3_No_T_3.(20191203_103836).log ::]20191203_104958</text:p>
                  <text:list>
                    <text:list-item>
                      <text:p text:style-name="P51">“flg_Pos returned ==&gt; it's now”</text:p>
                      <text:list>
                        <text:list-item>
                          <text:p text:style-name="P51">line : 2000 : “True (valOf_Identity = UNKNOWN)”</text:p>
                        </text:list-item>
                      </text:list>
                    </text:list-item>
                    <text:list-item>
                      <text:p text:style-name="P51">“[libfx_6.py:9172 / 20191203_103956]</text:p>
                    </text:list-item>
                    <text:list-item>
                      <text:p text:style-name="P51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275388186397489486" text:style-name="L28">
        <text:list-item>
          <text:p text:style-name="P52">TASK</text:p>
          <text:list>
            <text:list-item>
              <text:p text:style-name="P52">coding → C1, C2, C3, C6</text:p>
            </text:list-item>
            <text:list-item>
              <text:p text:style-name="P52">#_20191203_105148:next</text:p>
            </text:list-item>
            <text:list-item>
              <text:p text:style-name="P52">“j3.1”, memo=2019-11-08-<text:span text:style-name="T8">②</text:span></text:p>
            </text:list-item>
          </text:list>
        </text:list-item>
      </text:list>
      <text:p text:style-name="P8">[further]</text:p>
      <text:list xml:id="list1963982816534198604" text:style-name="L29">
        <text:list-item>
          <text:p text:style-name="P53"/>
        </text:list-item>
      </text:list>
      <text:p text:style-name="P2"><text:line-break/><text:span text:style-name="T9">[/ 20191203_105352]</text:span></text:p>
      <text:p text:style-name="P2"/>
      <text:p text:style-name="P11"/>
      <text:p text:style-name="P8"><text:span text:style-name="T10">32</text:span>---------------------------------------------------------------------------</text:p>
      <text:p text:style-name="P13">res free# JVEMV6 44#8.4.3_33 / 44. currency / 8. prog-python / 4 tester / 3. id-X / XXXX</text:p>
      <text:p text:style-name="P13"/>
      <text:p text:style-name="P8">[do] <text:span text:style-name="T6">#_ </text:span></text:p>
      <text:list xml:id="list4618968285197294044" text:style-name="L30">
        <text:list-item>
          <text:p text:style-name="P54">REVIEW</text:p>
        </text:list-item>
        <text:list-item>
          <text:p text:style-name="P54">TASK-1 : coding → C1, C2, C3, C6</text:p>
          <text:list>
            <text:list-item>
              <text:list>
                <text:list-item>
                  <text:p text:style-name="P54">#_20191203_105148:next</text:p>
                </text:list-item>
                <text:list-item>
                  <text:p text:style-name="P54">“j3.1”, memo=2019-11-08-<text:span text:style-name="T8">②</text:span></text:p>
                </text:list-item>
              </text:list>
            </text:list-item>
            <text:list-item>
              <text:p text:style-name="P54"><text:span text:style-name="T7">#_ </text:span><text:span text:style-name="T8">T-1.1 : “step : B : j3.1” ==&gt; exists in the log file ?</text:span></text:p>
              <text:list>
                <text:list-item>
                  <text:p text:style-name="P79">==&gt; YES</text:p>
                </text:list-item>
              </text:list>
            </text:list-item>
            <text:list-item>
              <text:p text:style-name="P79"><text:soft-page-break/>T-1.2 : set bar-type labels to C1 a.o.</text:p>
              <text:list>
                <text:list-item>
                  <text:p text:style-name="P79">“step : B : j3.1 : Y”</text:p>
                </text:list-item>
                <text:list-item>
                  <text:p text:style-name="P79">TEST ==&gt; <text:s text:c="2"/>::[20191203_132806</text:p>
                  <text:list>
                    <text:list-item>
                      <text:p text:style-name="P79">==&gt; “[libfx_7.py:3292 / 20191203_133347] flg_Pos returned ==&gt; it's now : True (valOf_Identity = C3)”</text:p>
                    </text:list-item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  <text:list-item>
              <text:p text:style-name="P79">T-1.3 : “j3.2” <text:s/>::[20191203_133933</text:p>
              <text:list>
                <text:list-item>
                  <text:p text:style-name="P79">new FUNC : _loop_J3_2</text:p>
                  <text:list>
                    <text:list-item>
                      <text:p text:style-name="P79">#_20191203_134148:tmp</text:p>
                    </text:list-item>
                    <text:list-item>
                      <text:p text:style-name="P79">labels</text:p>
                      <text:list>
                        <text:list-item>
                          <text:p text:style-name="P54">#_20191203_134425:caller</text:p>
                        </text:list-item>
                        <text:list-item>
                          <text:p text:style-name="P54">#_20191203_134427:head</text:p>
                        </text:list-item>
                        <text:list-item>
                          <text:p text:style-name="P54">#_20191203_134430:wl:in-func</text:p>
                        </text:list-item>
                      </text:list>
                    </text:list-item>
                    <text:list-item>
                      <text:p text:style-name="P54">caller</text:p>
                    </text:list-item>
                  </text:list>
                </text:list-item>
                <text:list-item>
                  <text:p text:style-name="P54">CODE : show log</text:p>
                </text:list-item>
                <text:list-item>
                  <text:p text:style-name="P54">TEST ==&gt; <text:s text:c="2"/>::[20191203_135234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79">#_20191203_140140:tmp</text:p>
                    </text:list-item>
                  </text:list>
                </text:list-item>
                <text:list-item>
                  <text:p text:style-name="P54"><text:span text:style-name="T7">#_ </text:span>CODE</text:p>
                </text:list-item>
                <text:list-item>
                  <text:p text:style-name="P54">TEST ==&gt; <text:s text:c="2"/>::[20191203_140817 <text:s/>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5 : TRACE</text:p>
              <text:list>
                <text:list-item>
                  <text:p text:style-name="P54">TRACE</text:p>
                  <text:list>
                    <text:list-item>
                      <text:p text:style-name="P54">_loop_J3(Pos, e0, _index, lo_Vals, lo_LO_Lines)</text:p>
                    </text:list-item>
                    <text:list-item>
                      <text:p text:style-name="P54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575617968286590268" text:style-name="L31">
        <text:list-item>
          <text:p text:style-name="P55">TASK : new FUNC : update_Pos_After_Identifying_C1</text:p>
          <text:list>
            <text:list-item>
              <text:p text:style-name="P55">libfx_7 :: #_20191203_141429:next</text:p>
            </text:list-item>
            <text:list-item>
              <text:p text:style-name="P55"><text:soft-page-break/></text:p>
            </text:list-item>
          </text:list>
        </text:list-item>
      </text:list>
      <text:p text:style-name="P8">[further]</text:p>
      <text:list xml:id="list6747938221217057575" text:style-name="L32">
        <text:list-item>
          <text:p text:style-name="P56"/>
        </text:list-item>
      </text:list>
      <text:p text:style-name="P2"><text:line-break/><text:span text:style-name="T9">[/ 20191203_141802]</text:span></text:p>
      <text:p text:style-name="P3"/>
      <text:p text:style-name="P14"/>
      <text:p text:style-name="P8"><text:span text:style-name="T10">33</text:span>---------------------------------------------------------------------------</text:p>
      <text:p text:style-name="P13">res free# JVEMV6 44#8.4.3_34 / 44. currency / 8. prog-python / 4 tester / 3. id-X / 20191204_123203</text:p>
      <text:p text:style-name="P13"/>
      <text:p text:style-name="P8">[do] <text:span text:style-name="T6">#_ </text:span></text:p>
      <text:list xml:id="list8756098693587885148" text:style-name="L33">
        <text:list-item>
          <text:p text:style-name="P57">REVIEW</text:p>
        </text:list-item>
        <text:list-item>
          <text:p text:style-name="P57">TASK-1 : new FUNC : update_Pos_After_Identifying_C1</text:p>
          <text:list>
            <text:list-item>
              <text:list>
                <text:list-item>
                  <text:p text:style-name="P57">libfx_7 :: #_20191203_141429:next</text:p>
                </text:list-item>
              </text:list>
            </text:list-item>
            <text:list-item>
              <text:p text:style-name="P57">T-1.1 </text:p>
              <text:list>
                <text:list-item>
                  <text:p text:style-name="P57">“step : C : 2.2 : 4.1” → log</text:p>
                </text:list-item>
                <text:list-item>
                  <text:p text:style-name="P57">TEST ==&gt; ISSUE</text:p>
                  <text:list>
                    <text:list-item>
                      <text:p text:style-name="P57">why ?? “[libfx_7.py:2368 / 20191204_124933] (step : C : 2.2 : X.1) valOf_Identity ==&gt; unknown : C1”</text:p>
                    </text:list-item>
                    <text:list-item>
                      <text:p text:style-name="P57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57">T-1.1 : #_20191204_130543:tmp</text:p>
              <text:list>
                <text:list-item>
                  <text:p text:style-name="P57">“step : C : 2.2 : 4.2”</text:p>
                </text:list-item>
                <text:list-item>
                  <text:p text:style-name="P57">new FUNC : update_Pos_After_Identifying_C1</text:p>
                  <text:list>
                    <text:list-item>
                      <text:p text:style-name="P57">DUP : update_Pos_After_Identifying_C5</text:p>
                    </text:list-item>
                    <text:list-item>
                      <text:p text:style-name="P57">labels</text:p>
                      <text:list>
                        <text:list-item>
                          <text:p text:style-name="P57">#_20191204_131435:caller</text:p>
                        </text:list-item>
                        <text:list-item>
                          <text:p text:style-name="P57">#_20191204_131445:head</text:p>
                        </text:list-item>
                        <text:list-item>
                          <text:p text:style-name="P57">#_20191204_131449:wl:in-func</text:p>
                        </text:list-item>
                      </text:list>
                    </text:list-item>
                    <text:list-item>
                      <text:p text:style-name="P57"><text:soft-page-break/>caller</text:p>
                    </text:list-item>
                    <text:list-item>
                      <text:p text:style-name="P57">edit</text:p>
                    </text:list-item>
                  </text:list>
                </text:list-item>
                <text:list-item>
                  <text:p text:style-name="P57">TEST ==&gt; <text:s text:c="3"/>::[20191204_134200 <text:s text:c="2"/>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1490648814479119" text:style-name="L34">
        <text:list-item>
          <text:p text:style-name="P58">TASK</text:p>
          <text:list>
            <text:list-item>
              <text:p text:style-name="P58">coding for → C3</text:p>
            </text:list-item>
            <text:list-item>
              <text:p text:style-name="P58">then, → C6</text:p>
            </text:list-item>
            <text:list-item>
              <text:p text:style-name="P58">#_20191204_135420:next</text:p>
            </text:list-item>
          </text:list>
        </text:list-item>
      </text:list>
      <text:p text:style-name="P8">[further]</text:p>
      <text:list xml:id="list402701954068213293" text:style-name="L35">
        <text:list-item>
          <text:p text:style-name="P59"/>
        </text:list-item>
      </text:list>
      <text:p text:style-name="P2"><text:line-break/><text:span text:style-name="T9">[/ 20191204_135434]</text:span></text:p>
      <text:p text:style-name="P11"/>
      <text:p text:style-name="P13">34<text:span text:style-name="T14">---------------------------------------------------------------------------</text:span></text:p>
      <text:p text:style-name="P13">res free# JVEMV6 44#8.4.3_35 / 44. currency / 8. prog-python / 4 tester / 3. id-X / XXXX</text:p>
      <text:p text:style-name="P13"/>
      <text:p text:style-name="P8">[do] <text:span text:style-name="T6">#_ </text:span></text:p>
      <text:list xml:id="list6867200764232895188" text:style-name="L36">
        <text:list-item>
          <text:p text:style-name="P60">REVIEW</text:p>
        </text:list-item>
        <text:list-item>
          <text:p text:style-name="P60">TASK-1 : coding for → C3</text:p>
          <text:list>
            <text:list-item>
              <text:list>
                <text:list-item>
                  <text:p text:style-name="P60">then, → C6</text:p>
                </text:list-item>
                <text:list-item>
                  <text:p text:style-name="P60">#_20191204_135420:next</text:p>
                </text:list-item>
              </text:list>
            </text:list-item>
            <text:list-item>
              <text:p text:style-name="P60">T-1.1 : C3</text:p>
              <text:list>
                <text:list-item>
                  <text:p text:style-name="P60">DUP : if choice line</text:p>
                </text:list-item>
                <text:list-item>
                  <text:p text:style-name="P60">new FUNC : update_Pos_After_Identifying_C3</text:p>
                  <text:list>
                    <text:list-item>
                      <text:p text:style-name="P60">DUP</text:p>
                    </text:list-item>
                    <text:list-item>
                      <text:p text:style-name="P60">labels</text:p>
                      <text:list>
                        <text:list-item>
                          <text:p text:style-name="P60"><text:soft-page-break/>#_20191205_120218:caller</text:p>
                        </text:list-item>
                        <text:list-item>
                          <text:p text:style-name="P60">#_20191205_120223:head</text:p>
                        </text:list-item>
                        <text:list-item>
                          <text:p text:style-name="P60">#_20191205_120226:wl:in-func</text:p>
                        </text:list-item>
                      </text:list>
                    </text:list-item>
                    <text:list-item>
                      <text:p text:style-name="P60">caller</text:p>
                    </text:list-item>
                  </text:list>
                </text:list-item>
                <text:list-item>
                  <text:p text:style-name="P60">TEST ==&gt; </text:p>
                  <text:list>
                    <text:list-item>
                      <text:p text:style-name="P60">in log file → search “(step : C : 2.2 : 5.1) valOf_Identity ==&gt; C3”</text:p>
                      <text:list>
                        <text:list-item>
                          <text:p text:style-name="P60">BUSL3_No_T_3.(20191205_121431).log</text:p>
                        </text:list-item>
                        <text:list-item>
                          <text:p text:style-name="P60">line : 987</text:p>
                        </text:list-item>
                      </text:list>
                    </text:list-item>
                    <text:list-item>
                      <text:p text:style-name="P60">==&gt; OK ::]20191205_123304</text:p>
                    </text:list-item>
                  </text:list>
                </text:list-item>
              </text:list>
            </text:list-item>
            <text:list-item>
              <text:p text:style-name="P60">T-1.2 : TP-end ==&gt; show in dat file ==&gt; how ? </text:p>
              <text:list>
                <text:list-item>
                  <text:p text:style-name="P60">modify : “if valOf_Update == False” → add another if block</text:p>
                  <text:list>
                    <text:list-item>
                      <text:p text:style-name="P60">#_20191205_123619:edit</text:p>
                    </text:list-item>
                    <text:list-item>
                      <text:p text:style-name="P60">TEST ==&gt; </text:p>
                      <text:list>
                        <text:list-item>
                          <text:p text:style-name="P60">log file : “(step : D : j6-2 : Y : 1)\nvalOf_Update ==&gt; false (SL)”</text:p>
                        </text:list-item>
                        <text:list-item>
                          <text:p text:style-name="P60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900535344328190535" text:style-name="L37">
        <text:list-item>
          <text:p text:style-name="P61">TASK : coding for → C6</text:p>
          <text:list>
            <text:list-item>
              <text:p text:style-name="P61">#_20191205_125354:next</text:p>
            </text:list-item>
          </text:list>
        </text:list-item>
      </text:list>
      <text:p text:style-name="P8">[further]</text:p>
      <text:list xml:id="list7801861793400367110" text:style-name="L38">
        <text:list-item>
          <text:p text:style-name="P62"/>
        </text:list-item>
      </text:list>
      <text:p text:style-name="P2"><text:line-break/><text:span text:style-name="T9">[/ 20191205_125415]</text:span></text:p>
      <text:p text:style-name="P2"/>
      <text:p text:style-name="P12"/>
      <text:p text:style-name="P8"><text:span text:style-name="T10">35</text:span>---------------------------------------------------------------------------</text:p>
      <text:p text:style-name="P13">res free# JVEMV6 44#8.4.3_36 / 44. currency / 8. prog-python / 4 tester / 3. id-X / 20191207_115706</text:p>
      <text:p text:style-name="P13"/>
      <text:p text:style-name="P8"><text:soft-page-break/>[do] <text:span text:style-name="T6">#_ </text:span></text:p>
      <text:list xml:id="list5509340205783861503" text:style-name="L39">
        <text:list-item>
          <text:p text:style-name="P63">REVIEW</text:p>
        </text:list-item>
        <text:list-item>
          <text:p text:style-name="P86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63">#_20191205_125354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DUP : if choice block</text:p>
                </text:list-item>
                <text:list-item>
                  <text:p text:style-name="P63">new FUNC : update_Pos_After_Identifying_C6</text:p>
                  <text:list>
                    <text:list-item>
                      <text:p text:style-name="P63">DUP : update_Pos_After_Identifying_C3</text:p>
                    </text:list-item>
                    <text:list-item>
                      <text:p text:style-name="P63">labels</text:p>
                      <text:list>
                        <text:list-item>
                          <text:p text:style-name="P63">#_20191207_120134:caller</text:p>
                        </text:list-item>
                        <text:list-item>
                          <text:p text:style-name="P63">#_20191207_120137:head</text:p>
                        </text:list-item>
                        <text:list-item>
                          <text:p text:style-name="P63">#_20191207_120141:wl:in-func</text:p>
                        </text:list-item>
                      </text:list>
                    </text:list-item>
                    <text:list-item>
                      <text:p text:style-name="P63">caller</text:p>
                    </text:list-item>
                  </text:list>
                </text:list-item>
                <text:list-item>
                  <text:p text:style-name="P63">updates</text:p>
                  <text:list>
                    <text:list-item>
                      <text:p text:style-name="P63">start </text:p>
                    </text:list-item>
                    <text:list-item>
                      <text:p text:style-name="P63">current</text:p>
                    </text:list-item>
                    <text:list-item>
                      <text:p text:style-name="P63">exit ==&gt; NO</text:p>
                    </text:list-item>
                    <text:list-item>
                      <text:p text:style-name="P63">base ==&gt; id only</text:p>
                    </text:list-item>
                    <text:list-item>
                      <text:p text:style-name="P63">refer</text:p>
                    </text:list-item>
                  </text:list>
                </text:list-item>
                <text:list-item>
                  <text:p text:style-name="P63">TEST ==&gt; <text:s text:c="2"/></text:p>
                  <text:list>
                    <text:list-item>
                      <text:p text:style-name="P63">ISSUE : “(step : D : j6-2 : Y : 2.1) unknown identiry == 'C6'set default ==&gt; 'STATUS_POS_EXIT”</text:p>
                      <text:list>
                        <text:list-item>
                          <text:p text:style-name="P63">FOUND : “update_Pos_After_Identifying” ==&gt; “valOf_Update = valof_Ret[0]” → false</text:p>
                        </text:list-item>
                        <text:list-item>
                          <text:p text:style-name="P63">MODIFY</text:p>
                        </text:list-item>
                        <text:list-item>
                          <text:p text:style-name="P63">TEST ==&gt; <text:s/>::[20191207_121506 </text:p>
                          <text:list>
                            <text:list-item>
                              <text:p text:style-name="P63">“[libfx_7.py:4194 / 20191207_123813] valOf_Update ==&gt; True (True)”</text:p>
                            </text:list-item>
                            <text:list-item>
                              <text:p text:style-name="P63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</text:p>
          <text:list>
            <text:list-item>
              <text:p text:style-name="P63"><text:soft-page-break/>dat file ==&gt; e0 → “bar_type” ==&gt; output</text:p>
            </text:list-item>
            <text:list-item>
              <text:p text:style-name="P63">T-2.1</text:p>
              <text:list>
                <text:list-item>
                  <text:list>
                    <text:list-item>
                      <text:p text:style-name="P63">#_20191207_125453:edit</text:p>
                    </text:list-item>
                  </text:list>
                </text:list-item>
                <text:list-item>
                  <text:p text:style-name="P63">new FUNC : get_Bar_Type</text:p>
                  <text:list>
                    <text:list-item>
                      <text:p text:style-name="P63">signature</text:p>
                    </text:list-item>
                    <text:list-item>
                      <text:p text:style-name="P63">labels</text:p>
                      <text:list>
                        <text:list-item>
                          <text:p text:style-name="P63">#_20191207_130008:caller</text:p>
                        </text:list-item>
                        <text:list-item>
                          <text:p text:style-name="P63">#_20191207_130011:head</text:p>
                        </text:list-item>
                        <text:list-item>
                          <text:p text:style-name="P63">#_20191207_130015:wl:in-func</text:p>
                        </text:list-item>
                      </text:list>
                    </text:list-item>
                    <text:list-item>
                      <text:p text:style-name="P63">caller</text:p>
                    </text:list-item>
                  </text:list>
                </text:list-item>
                <text:list-item>
                  <text:p text:style-name="P63">edit : “exit\tbar_type\tdiff.price”</text:p>
                  <text:list>
                    <text:list-item>
                      <text:p text:style-name="P63"/>
                    </text:list-item>
                  </text:list>
                </text:list-item>
                <text:list-item>
                  <text:p text:style-name="P63">add param : “lo_LO_Lines” <text:s/></text:p>
                </text:list-item>
                <text:list-item>
                  <text:p text:style-name="P63">CODE : skeleton</text:p>
                </text:list-item>
                <text:list-item>
                  <text:p text:style-name="P63">TEST ==&gt; </text:p>
                  <text:list>
                    <text:list-item>
                      <text:p text:style-name="P63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035619360754938873" text:style-name="L40">
        <text:list-item>
          <text:p text:style-name="P64">TASK</text:p>
          <text:list>
            <text:list-item>
              <text:p text:style-name="P64">func “get_Bar_Type” ==&gt; complete</text:p>
            </text:list-item>
            <text:list-item>
              <text:p text:style-name="P64">#_20191207_131824:next</text:p>
            </text:list-item>
          </text:list>
        </text:list-item>
      </text:list>
      <text:p text:style-name="P8">[further]</text:p>
      <text:list xml:id="list5435791442421775024" text:style-name="L41">
        <text:list-item>
          <text:p text:style-name="P65"/>
        </text:list-item>
      </text:list>
      <text:p text:style-name="P2"><text:line-break/><text:span text:style-name="T9">[/ 20191207_131857]</text:span></text:p>
      <text:p text:style-name="P2"/>
      <text:p text:style-name="P89"/>
      <text:p text:style-name="P8">---------------------------------------------------------------------------</text:p>
      <text:p text:style-name="P13">res free# JVEMV6 44#8.4.3_ 37 / 44. currency / 8. prog-python / 4 tester / 3. id-<text:soft-page-break/>X / 20191208_120619</text:p>
      <text:p text:style-name="P13"/>
      <text:p text:style-name="P8">[do] <text:span text:style-name="T6">#_ </text:span></text:p>
      <text:list xml:id="list2330116981441883956" text:style-name="L49">
        <text:list-item>
          <text:p text:style-name="P70">REVIEW</text:p>
        </text:list-item>
        <text:list-item>
          <text:p text:style-name="P87"><text:span text:style-name="T2">TASK-1 : func “get_Bar_Type” ==&gt; complete</text:span></text:p>
          <text:list>
            <text:list-item>
              <text:list>
                <text:list-item>
                  <text:p text:style-name="P70">#_20191207_131824:next</text:p>
                </text:list-item>
                <text:list-item>
                  <text:p text:style-name="P70">ref : _loop_J3 : #_20191117_130614:caller</text:p>
                </text:list-item>
              </text:list>
            </text:list-item>
            <text:list-item>
              <text:p text:style-name="P70"><text:span text:style-name="T6">#_ </text:span>T-1.1 : “C8”</text:p>
              <text:list>
                <text:list-item>
                  <text:p text:style-name="P70">CODE</text:p>
                </text:list-item>
                <text:list-item>
                  <text:p text:style-name="P70">TEST ==&gt; <text:s text:c="3"/>::[20191208_123340 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<text:span text:style-name="T6">#_ </text:span>T-1.2 : “C3”</text:p>
              <text:list>
                <text:list-item>
                  <text:p text:style-name="P70">CODE</text:p>
                </text:list-item>
                <text:list-item>
                  <text:p text:style-name="P70">TEST ==&gt; OK ::]20191208_125054</text:p>
                </text:list-item>
              </text:list>
            </text:list-item>
            <text:list-item>
              <text:p text:style-name="P70">ISSUE-1</text:p>
              <text:list>
                <text:list-item>
                  <text:list>
                    <text:list-item>
                      <text:p text:style-name="P70">“2019.04.24 11:00” (78.704) ==&gt; “STATUS_POS_EXIT__SL”</text:p>
                      <text:list>
                        <text:list-item>
                          <text:p text:style-name="P70">==&gt; exit price is → 78.634</text:p>
                        </text:list-item>
                        <text:list-item>
                          <text:p text:style-name="P70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0">IS-1.1</text:p>
                  <text:list>
                    <text:list-item>
                      <text:p text:style-name="P70">FOUND</text:p>
                      <text:list>
                        <text:list-item>
                          <text:p text:style-name="P80">１本の中で、終了している</text:p>
                        </text:list-item>
                      </text:list>
                    </text:list-item>
                    <text:list-item>
                      <text:p text:style-name="P80">look for : “set to num_Index (now ”</text:p>
                      <text:list>
                        <text:list-item>
                          <text:p text:style-name="P80">==&gt; line : 1000</text:p>
                        </text:list-item>
                      </text:list>
                    </text:list-item>
                    <text:list-item>
                      <text:p text:style-name="P80">judged : “NOT SL” (1069)</text:p>
                    </text:list-item>
                    <text:list-item>
                      <text:p text:style-name="P80">“valOf_Identity<text:tab/>C3” (1089)</text:p>
                    </text:list-item>
                    <text:list-item>
                      <text:p text:style-name="P80">“valOf_Update[0] =&gt; False” (1135)</text:p>
                      <text:list>
                        <text:list-item>
                          <text:p text:style-name="P80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0">TRY : <text:span text:style-name="T8">libfx_7.py:4287 ==&gt; modify</text:span></text:p>
                  <text:list>
                    <text:list-item>
                      <text:p text:style-name="P70"><text:span text:style-name="T8">==&gt; loop_J2_Y : #_20191118_142204:caller</text:span></text:p>
                    </text:list-item>
                    <text:list-item>
                      <text:p text:style-name="P70"><text:span text:style-name="T8">TRACE</text:span></text:p>
                      <text:list>
                        <text:list-item>
                          <text:list>
                            <text:list-item>
                              <text:p text:style-name="P70"><text:soft-page-break/><text:span text:style-name="T8">valOf_Ret = _loop_J3(</text:span></text:p>
                            </text:list-item>
                            <text:list-item>
                              <text:p text:style-name="P70"><text:span text:style-name="T8">valOf_Update = update_Pos_After_Identifying(\</text:span></text:p>
                            </text:list-item>
                            <text:list-item>
                              <text:p text:style-name="P70"><text:span text:style-name="T8">valOf_Ret = (flg_Pos, valOf_Update, valOf_Identity, lo_Vals)</text:span></text:p>
                            </text:list-item>
                          </text:list>
                        </text:list-item>
                        <text:list-item>
                          <text:p text:style-name="P70"><text:span text:style-name="T8">(flg_Pos, valOf_Update, valOf_Identity, lo_Vals) = loop_J2_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0"><text:span text:style-name="T8">TRY : modify ==&gt; update_Pos_After_Identifying(\ : #_20191119_133203:caller (2766, libfx_7)</text:span></text:p>
                </text:list-item>
                <text:list-item>
                  <text:p text:style-name="P70"><text:span text:style-name="T8">FOUND : #_20191208_130559:modify</text:span></text:p>
                  <text:list>
                    <text:list-item>
                      <text:p text:style-name="P70"><text:span text:style-name="T8">“valOf_Update[0] == False”</text:span></text:p>
                    </text:list-item>
                    <text:list-item>
                      <text:p text:style-name="P70"><text:span text:style-name="T8">==&gt; then, “setOf_Pos_Exit = [e0, Pos, STATUS_POS_EXIT__SL]”</text:span></text:p>
                    </text:list-item>
                  </text:list>
                </text:list-item>
                <text:list-item>
                  <text:p text:style-name="P70"><text:span text:style-name="T8">MODIFY</text:span></text:p>
                  <text:list>
                    <text:list-item>
                      <text:p text:style-name="P70"><text:span text:style-name="T8">add → C3, C8 ==&gt; dispatch</text:span></text:p>
                    </text:list-item>
                    <text:list-item>
                      <text:p text:style-name="P70"><text:span text:style-name="T8">CODE</text:span></text:p>
                    </text:list-item>
                    <text:list-item>
                      <text:p text:style-name="P70"><text:span text:style-name="T8">TEST ==&gt; OK ::]20191208_131240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408265350453484732" text:style-name="L42">
        <text:list-item>
          <text:p text:style-name="P66">TASK-1</text:p>
          <text:list>
            <text:list-item>
              <text:p text:style-name="P66">test with 50-entry data</text:p>
            </text:list-item>
            <text:list-item>
              <text:p text:style-name="P66">new : def dp_ANY(lo_LO_Lines, lo_BDs_Tmp) ==&gt; other types</text:p>
              <text:list>
                <text:list-item>
                  <text:p text:style-name="P66">#_20191208_132632:next</text:p>
                </text:list-item>
                <text:list-item>
                  <text:p text:style-name="P66">e.g. dp_Trend_Down( lo_LO_Lines, lo_BDs_Tmp, _index_start:int, numOf_Target_Bars = 4)</text:p>
                  <text:list>
                    <text:list-item>
                      <text:p text:style-name="P66">==&gt; prev 4 bars, all lower than the prev one</text:p>
                    </text:list-item>
                    <text:list-item>
                      <text:p text:style-name="P66">==&gt; i.e. lower price of a given bar (p0(L), price_Close if the bar is down) </text:p>
                      <text:list>
                        <text:list-item>
                          <text:p text:style-name="P66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5228077109003702694" text:style-name="L43">
        <text:list-item>
          <text:p text:style-name="P67"/>
        </text:list-item>
      </text:list>
      <text:p text:style-name="P2"><text:line-break/><text:soft-page-break/><text:span text:style-name="T9">[/ XXX]</text:span></text:p>
      <text:p text:style-name="P2"/>
      <text:p text:style-name="P8"><text:span text:style-name="T16">@@@</text:span></text:p>
      <text:p text:style-name="P8"><text:span text:style-name="T10">37</text:span>---------------------------------------------------------------------------</text:p>
      <text:p text:style-name="P13">res free# JVEMV6 44#8.4.3_38 / 44. currency / 8. prog-python / 4 tester / 3. id-X / XXXX</text:p>
      <text:p text:style-name="P13"/>
      <text:p text:style-name="P8">[do] <text:span text:style-name="T6">#_ </text:span></text:p>
      <text:list xml:id="list2095021595306241096" text:style-name="L52">
        <text:list-item>
          <text:p text:style-name="P88"><text:span text:style-name="T2">REVIEW</text:span></text:p>
        </text:list-item>
        <text:list-item>
          <text:p text:style-name="P88"><text:span text:style-name="T2">TASK-1</text:span></text:p>
        </text:list-item>
      </text:list>
      <text:p text:style-name="P8"/>
      <text:p text:style-name="P8">[next]</text:p>
      <text:list xml:id="list6637872967280658809" text:style-name="L50">
        <text:list-item>
          <text:p text:style-name="P71">TASK</text:p>
        </text:list-item>
      </text:list>
      <text:p text:style-name="P8">[further]</text:p>
      <text:list xml:id="list8563943422885766855" text:style-name="L51">
        <text:list-item>
          <text:p text:style-name="P72"/>
        </text:list-item>
      </text:list>
      <text:p text:style-name="P2"><text:line-break/><text:span text:style-name="T9">[/ XXX]</text:span></text:p>
      <text:p text:style-name="P2"/>
      <text:p text:style-name="P2"/>
      <text:p text:style-name="P9"/>
      <text:p text:style-name="P9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3">res free# JVEMV6 44#8.4.3_X / 44. currency / 8. prog-python / 4 tester / 3. id-X / XXXX</text:p>
      <text:p text:style-name="P13"/>
      <text:p text:style-name="P8">[do] <text:span text:style-name="T6">#_ </text:span></text:p>
      <text:list xml:id="list33477711" text:continue-list="list33467632" text:style-name="L4">
        <text:list-item>
          <text:p text:style-name="P28"><text:soft-page-break/>REVIEW</text:p>
        </text:list-item>
        <text:list-item>
          <text:p text:style-name="P28">TASK-1</text:p>
        </text:list-item>
      </text:list>
      <text:p text:style-name="P8"/>
      <text:p text:style-name="P8">[next]</text:p>
      <text:list xml:id="list8671851069607016503" text:style-name="L44">
        <text:list-item>
          <text:p text:style-name="P68">TASK</text:p>
        </text:list-item>
      </text:list>
      <text:p text:style-name="P8">[further]</text:p>
      <text:list xml:id="list8552081371316205539" text:style-name="L45">
        <text:list-item>
          <text:p text:style-name="P69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8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5">20190708_000057</text:p>
          </table:table-cell>
        </table:table-row>
        <table:table-row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9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7558608678225697809" text:style-name="L46">
        <text:list-item>
          <text:p text:style-name="P8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0">r q &amp;&amp; s</text:p>
          </table:table-cell>
        </table:table-row>
        <table:table-row>
          <table:table-cell table:style-name="表3.A2" office:value-type="string">
            <text:p text:style-name="P20"/>
          </table:table-cell>
        </table:table-row>
        <table:table-row>
          <table:table-cell table:style-name="表3.A2" office:value-type="string">
            <text:p text:style-name="P17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3467559" text:continue-numbering="true" text:style-name="L46">
        <text:list-item>
          <text:list>
            <text:list-item>
              <text:p text:style-name="P81"/>
            </text:list-item>
            <text:list-item>
              <text:p text:style-name="P81"/>
            </text:list-item>
          </text:list>
        </text:list-item>
      </text:list>
      <text:p text:style-name="P7">/ ------------------------------------------------------- [STEPS : close : mql4] 20190826_135737 /</text:p>
      <text:p text:style-name="P7"><text:soft-page-break/></text:p>
      <text:p text:style-name="P7">------------------------------------------------------- [STEPS : close] 20190718_165045</text:p>
      <text:p text:style-name="P5">[close]</text:p>
      <text:list xml:id="list2735141774971759014" text:style-name="L47">
        <text:list-item>
          <text:p text:style-name="P95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6">pushd C:\WORKS_2\Utils\shortcuts\proj_FX &amp;&amp; end_apps.bat</text:p>
          </table:table-cell>
        </table:table-row>
      </table:table>
      <text:list xml:id="list33456545" text:continue-numbering="true" text:style-name="L47">
        <text:list-item>
          <text:p text:style-name="P95">git</text:p>
          <text:list>
            <text:list-item>
              <text:p text:style-name="P91">console</text:p>
              <text:list>
                <text:list-item>
                  <text:p text:style-name="P91">r o1 &amp;&amp; s &amp;&amp; r q4 &amp;&amp; s</text:p>
                </text:list-item>
                <text:list-item>
                  <text:p text:style-name="P93"/>
                </text:list-item>
                <text:list-item>
                  <text:p text:style-name="P91">r o1 &amp;&amp; s &amp;&amp; r q &amp;&amp; s</text:p>
                </text:list-item>
                <text:list-item>
                  <text:p text:style-name="P93"> </text:p>
                </text:list-item>
                <text:list-item>
                  <text:p text:style-name="P91">r o1 &amp;&amp; s</text:p>
                </text:list-item>
                <text:list-item>
                  <text:p text:style-name="P93"/>
                </text:list-item>
                <text:list-item>
                  <text:p text:style-name="P91">r q4 &amp;&amp; s</text:p>
                </text:list-item>
                <text:list-item>
                  <text:p text:style-name="P93"/>
                </text:list-item>
                <text:list-item>
                  <text:p text:style-name="P91">r q1 &amp;&amp; s</text:p>
                </text:list-item>
                <text:list-item>
                  <text:p text:style-name="P93"/>
                </text:list-item>
                <text:list-item>
                  <text:p text:style-name="P91">r q &amp;&amp; s</text:p>
                </text:list-item>
                <text:list-item>
                  <text:p text:style-name="P92"/>
                </text:list-item>
                <text:list-item>
                  <text:p text:style-name="P91">g l --grep=currency</text:p>
                </text:list-item>
                <text:list-item>
                  <text:p text:style-name="P93"/>
                </text:list-item>
              </text:list>
            </text:list-item>
            <text:list-item>
              <text:p text:style-name="P91">commit</text:p>
              <text:list>
                <text:list-item>
                  <text:p text:style-name="P94">"myself] res freeJVEMV6 44#5.1 74 / 44. currency / 5. ea tools / 1. first / 20190608_160040</text:p>
                </text:list-item>
                <text:list-item>
                  <text:p text:style-name="P93"/>
                </text:list-item>
                <text:list-item>
                  <text:p text:style-name="P94">----------------</text:p>
                </text:list-item>
                <text:list-item>
                  <text:p text:style-name="P93"/>
                </text:list-item>
                <text:list-item>
                  <text:p text:style-name="P94">new FUNC : get_Bars__M_1_A_2</text:p>
                </text:list-item>
                <text:list-item>
                  <text:p text:style-name="P93"/>
                </text:list-item>
                <text:list-item>
                  <text:p text:style-name="P94">==&gt; started</text:p>
                </text:list-item>
                <text:list-item>
                  <text:p text:style-name="P94">"</text:p>
                </text:list-item>
              </text:list>
            </text:list-item>
            <text:list-item>
              <text:p text:style-name="P91">console</text:p>
              <text:list>
                <text:list-item>
                  <text:p text:style-name="P91">r q4 &amp;&amp; p</text:p>
                </text:list-item>
                <text:list-item>
                  <text:p text:style-name="P93"/>
                </text:list-item>
                <text:list-item>
                  <text:p text:style-name="P91"><text:soft-page-break/>r o1 &amp;&amp; p</text:p>
                </text:list-item>
                <text:list-item>
                  <text:p text:style-name="P93"/>
                </text:list-item>
                <text:list-item>
                  <text:p text:style-name="P91">r q1 &amp;&amp; p</text:p>
                </text:list-item>
                <text:list-item>
                  <text:p text:style-name="P93"/>
                </text:list-item>
                <text:list-item>
                  <text:p text:style-name="P91">r q &amp;&amp; p &amp;&amp; pushd C:\WORKS_2\Utils\shortcuts\proj_FX &amp;&amp; end_apps.bat</text:p>
                </text:list-item>
                <text:list-item>
                  <text:p text:style-name="P93"/>
                </text:list-item>
                <text:list-item>
                  <text:p text:style-name="P91">r q4 &amp;&amp; p &amp;&amp; r o1 &amp;&amp; p &amp;&amp; pushd C:\WORKS_2\Utils\shortcuts\proj_FX &amp;&amp; end_apps.bat</text:p>
                </text:list-item>
                <text:list-item>
                  <text:p text:style-name="P93"/>
                </text:list-item>
                <text:list-item>
                  <text:p text:style-name="P91">r q &amp;&amp; p &amp;&amp; r o1 &amp;&amp; p &amp;&amp; pushd C:\WORKS_2\Utils\shortcuts\proj_FX &amp;&amp; end_apps.bat</text:p>
                </text:list-item>
                <text:list-item>
                  <text:p text:style-name="P93"/>
                </text:list-item>
                <text:list-item>
                  <text:p text:style-name="P91">r q4 &amp;&amp; p &amp;&amp; pushd C:\WORKS_2\Utils\shortcuts\proj_FX &amp;&amp; end_apps.bat</text:p>
                </text:list-item>
                <text:list-item>
                  <text:p text:style-name="P91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6">r o1 &amp;&amp; e &amp;&amp; p</text:p>
          </table:table-cell>
        </table:table-row>
        <table:table-row>
          <table:table-cell table:style-name="表2.A2" office:value-type="string">
            <text:p text:style-name="P16">pushd C:\WORKS_2\Utils\shortcuts\proj_FX &amp;&amp; end_apps.bat</text:p>
          </table:table-cell>
        </table:table-row>
      </table:table>
      <text:list xml:id="list33476261" text:continue-numbering="true" text:style-name="L47">
        <text:list-item>
          <text:list>
            <text:list-item>
              <text:list>
                <text:list-item>
                  <text:p text:style-name="P91"/>
                </text:list-item>
                <text:list-item>
                  <text:p text:style-name="P91">r o1 &amp;&amp; e &amp;&amp; p</text:p>
                </text:list-item>
                <text:list-item>
                  <text:p text:style-name="P91">pushd C:\WORKS_2\Utils\shortcuts\proj_FX &amp;&amp; end_apps.bat</text:p>
                </text:list-item>
                <text:list-item>
                  <text:p text:style-name="P92"/>
                </text:list-item>
              </text:list>
            </text:list-item>
          </text:list>
        </text:list-item>
        <text:list-item>
          <text:p text:style-name="P91">close apps</text:p>
          <text:list>
            <text:list-item>
              <text:p text:style-name="P91">pushd C:\WORKS_2\Utils\shortcuts\proj_FX</text:p>
            </text:list-item>
            <text:list-item>
              <text:p text:style-name="P91">end_apps.bat</text:p>
            </text:list-item>
            <text:list-item>
              <text:p text:style-name="P93"/>
            </text:list-item>
          </text:list>
        </text:list-item>
        <text:list-item>
          <text:p text:style-name="P91">close</text:p>
          <text:list>
            <text:list-item>
              <text:p text:style-name="P91">folders</text:p>
            </text:list-item>
            <text:list-item>
              <text:p text:style-name="P91">browser</text:p>
            </text:list-item>
            <text:list-item>
              <text:p text:style-name="P91">server</text:p>
            </text:list-item>
            <text:list-item>
              <text:p text:style-name="P91">email</text:p>
            </text:list-item>
          </text:list>
        </text:list-item>
        <text:list-item>
          <text:p text:style-name="P96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8141163890847797901" text:style-name="L48">
        <text:list-item>
          <text:p text:style-name="P21">git</text:p>
          <text:list>
            <text:list-item>
              <text:p text:style-name="P21">commit</text:p>
            </text:list-item>
          </text:list>
        </text:list-item>
        <text:list-item>
          <text:p text:style-name="P21">move “@@@”</text:p>
        </text:list-item>
        <text:list-item>
          <text:p text:style-name="P21"><text:soft-page-break/>DUP : template</text:p>
        </text:list-item>
        <text:list-item>
          <text:p text:style-name="P21">delete</text:p>
          <text:list>
            <text:list-item>
              <text:p text:style-name="P21">log folders (gen-ed in this session)</text:p>
            </text:list-item>
          </text:list>
        </text:list-item>
        <text:list-item>
          <text:p text:style-name="P21">close apps</text:p>
          <text:list>
            <text:list-item>
              <text:p text:style-name="P21">eclipse</text:p>
            </text:list-item>
            <text:list-item>
              <text:p text:style-name="P21">server</text:p>
            </text:list-item>
            <text:list-item>
              <text:p text:style-name="P21">web page</text:p>
              <text:list>
                <text:list-item>
                  <text:p text:style-name="P21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1">folders</text:p>
            </text:list-item>
            <text:list-item>
              <text:p text:style-name="P21">mt4 tra<text:span text:style-name="T8">ding tool</text:span></text:p>
            </text:list-item>
            <text:list-item>
              <text:p text:style-name="P22">image files</text:p>
            </text:list-item>
          </text:list>
        </text:list-item>
        <text:list-item>
          <text:p text:style-name="P21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6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6">pushd C:\WORKS_2\Utils\shortcuts\proj_FX &amp;&amp; end_apps.bat</text:p>
            <text:p text:style-name="P16"/>
          </table:table-cell>
        </table:table-row>
        <table:table-row>
          <table:table-cell table:style-name="表5.A2" office:value-type="string">
            <text:p text:style-name="P16"/>
          </table:table-cell>
        </table:table-row>
      </table:table>
      <text:p text:style-name="P1"/>
      <text:list xml:id="list33460745" text:continue-numbering="true" text:style-name="L48">
        <text:list-item>
          <text:list>
            <text:list-item>
              <text:p text:style-name="P21">close</text:p>
            </text:list-item>
            <text:list-item>
              <text:p text:style-name="P21">console window</text:p>
            </text:list-item>
            <text:list-item>
              <text:p text:style-name="P21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8T13:26:52.05</dc:date>
    <meta:editing-duration>P4DT16H47M45S</meta:editing-duration>
    <meta:editing-cycles>379</meta:editing-cycles>
    <meta:generator>OpenOffice/4.1.3$Win32 OpenOffice.org_project/413m1$Build-9783</meta:generator>
    <dc:creator>iwabuchi ken</dc:creator>
    <meta:document-statistic meta:table-count="5" meta:image-count="0" meta:object-count="0" meta:page-count="33" meta:paragraph-count="751" meta:word-count="3858" meta:character-count="23818"/>
  </office:meta>
</office:document-meta>
</file>